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3pt" fo:font-weight="bold" style:font-size-asian="13pt" style:font-weight-asian="bold"/>
    </style:style>
    <style:style style:name="P2" style:family="paragraph" style:parent-style-name="Standard">
      <style:text-properties style:font-name="Georgia" fo:font-size="13pt" fo:font-weight="bold" officeooo:rsid="01466612" officeooo:paragraph-rsid="01466612" style:font-size-asian="13pt" style:font-weight-asian="bold"/>
    </style:style>
    <style:style style:name="P3" style:family="paragraph" style:parent-style-name="Standard">
      <style:text-properties style:font-name="Georgia" fo:font-size="13pt" fo:font-weight="bold" fo:background-color="#ffff00" style:font-size-asian="13pt" style:font-weight-asian="bold"/>
    </style:style>
    <style:style style:name="P4" style:family="paragraph" style:parent-style-name="Standard">
      <style:text-properties style:font-name="Georgia" fo:font-size="13pt" fo:font-weight="bold" officeooo:paragraph-rsid="001fc29e" fo:background-color="#ffff00" style:font-size-asian="13pt" style:font-weight-asian="bold"/>
    </style:style>
    <style:style style:name="P5" style:family="paragraph" style:parent-style-name="Standard">
      <style:text-properties style:font-name="Georgia" fo:font-weight="bold" style:font-weight-asian="bold"/>
    </style:style>
    <style:style style:name="P6" style:family="paragraph" style:parent-style-name="Standard">
      <style:text-properties style:font-name="Georgia" fo:font-weight="bold" officeooo:paragraph-rsid="001fc29e" style:font-weight-asian="bold"/>
    </style:style>
    <style:style style:name="P7" style:family="paragraph" style:parent-style-name="Standard">
      <style:text-properties style:font-name="Georgia" fo:font-weight="bold" officeooo:paragraph-rsid="0021688a" style:font-weight-asian="bold"/>
    </style:style>
    <style:style style:name="P8" style:family="paragraph" style:parent-style-name="Standard">
      <style:text-properties style:font-name="Georgia" fo:font-weight="bold" officeooo:paragraph-rsid="00234498" style:font-weight-asian="bold"/>
    </style:style>
    <style:style style:name="P9" style:family="paragraph" style:parent-style-name="Standard">
      <style:text-properties style:font-name="Georgia" fo:font-weight="bold" officeooo:paragraph-rsid="00341f9b" style:font-weight-asian="bold"/>
    </style:style>
    <style:style style:name="P10" style:family="paragraph" style:parent-style-name="Standard">
      <style:text-properties style:font-name="Georgia" fo:font-weight="bold" officeooo:paragraph-rsid="003c48b6" style:font-weight-asian="bold"/>
    </style:style>
    <style:style style:name="P11" style:family="paragraph" style:parent-style-name="Standard">
      <style:text-properties style:font-name="Georgia" fo:font-weight="bold" officeooo:paragraph-rsid="0031a262" style:font-weight-asian="bold"/>
    </style:style>
    <style:style style:name="P12" style:family="paragraph" style:parent-style-name="Standard">
      <style:text-properties style:font-name="Georgia" fo:font-weight="bold" officeooo:paragraph-rsid="004037d1" style:font-weight-asian="bold"/>
    </style:style>
    <style:style style:name="P13" style:family="paragraph" style:parent-style-name="Standard">
      <style:text-properties style:font-name="Georgia" fo:font-weight="bold" officeooo:paragraph-rsid="004126dc" style:font-weight-asian="bold"/>
    </style:style>
    <style:style style:name="P14" style:family="paragraph" style:parent-style-name="Standard">
      <style:text-properties style:font-name="Georgia" fo:font-weight="bold" officeooo:paragraph-rsid="0041a53b" style:font-weight-asian="bold"/>
    </style:style>
    <style:style style:name="P15" style:family="paragraph" style:parent-style-name="Standard">
      <style:text-properties style:font-name="Georgia" fo:font-weight="bold" officeooo:paragraph-rsid="004b5e45" style:font-weight-asian="bold"/>
    </style:style>
    <style:style style:name="P16" style:family="paragraph" style:parent-style-name="Standard">
      <style:text-properties style:font-name="Georgia" fo:font-weight="bold" officeooo:paragraph-rsid="004d07bc" style:font-weight-asian="bold"/>
    </style:style>
    <style:style style:name="P17" style:family="paragraph" style:parent-style-name="Standard">
      <style:text-properties style:font-name="Georgia" fo:font-weight="bold" officeooo:paragraph-rsid="00504e9e" style:font-weight-asian="bold"/>
    </style:style>
    <style:style style:name="P18" style:family="paragraph" style:parent-style-name="Standard">
      <style:text-properties style:font-name="Georgia" fo:font-weight="bold" officeooo:paragraph-rsid="005405e6" style:font-weight-asian="bold"/>
    </style:style>
    <style:style style:name="P19" style:family="paragraph" style:parent-style-name="Standard">
      <style:text-properties style:font-name="Georgia" fo:font-weight="bold" officeooo:paragraph-rsid="00607e63" style:font-weight-asian="bold"/>
    </style:style>
    <style:style style:name="P20" style:family="paragraph" style:parent-style-name="Standard">
      <style:text-properties style:font-name="Georgia" fo:font-weight="bold" officeooo:paragraph-rsid="00648c35" style:font-weight-asian="bold"/>
    </style:style>
    <style:style style:name="P21" style:family="paragraph" style:parent-style-name="Standard">
      <style:text-properties style:font-name="Georgia" fo:font-weight="bold" officeooo:paragraph-rsid="006bca37" style:font-weight-asian="bold"/>
    </style:style>
    <style:style style:name="P22" style:family="paragraph" style:parent-style-name="Standard">
      <style:text-properties style:font-name="Georgia" fo:font-weight="bold" officeooo:paragraph-rsid="006e8b91" style:font-weight-asian="bold"/>
    </style:style>
    <style:style style:name="P23" style:family="paragraph" style:parent-style-name="Standard">
      <style:text-properties style:font-name="Georgia" fo:font-weight="bold" officeooo:paragraph-rsid="0072874c" style:font-weight-asian="bold"/>
    </style:style>
    <style:style style:name="P24" style:family="paragraph" style:parent-style-name="Standard">
      <style:text-properties style:font-name="Georgia" fo:font-weight="bold" officeooo:paragraph-rsid="00729437" style:font-weight-asian="bold"/>
    </style:style>
    <style:style style:name="P25" style:family="paragraph" style:parent-style-name="Standard">
      <style:text-properties style:font-name="Georgia" fo:font-weight="bold" officeooo:paragraph-rsid="007472ca" style:font-weight-asian="bold"/>
    </style:style>
    <style:style style:name="P26" style:family="paragraph" style:parent-style-name="Standard">
      <style:text-properties style:font-name="Georgia" fo:font-weight="bold" officeooo:paragraph-rsid="00757edf" style:font-weight-asian="bold"/>
    </style:style>
    <style:style style:name="P27" style:family="paragraph" style:parent-style-name="Standard">
      <style:text-properties style:font-name="Georgia" fo:font-weight="bold" officeooo:paragraph-rsid="00774b4c" style:font-weight-asian="bold"/>
    </style:style>
    <style:style style:name="P28" style:family="paragraph" style:parent-style-name="Standard">
      <style:text-properties style:font-name="Georgia" fo:font-weight="bold" officeooo:rsid="0080aaaa" officeooo:paragraph-rsid="0080aaaa" style:font-weight-asian="bold" style:font-weight-complex="normal"/>
    </style:style>
    <style:style style:name="P29" style:family="paragraph" style:parent-style-name="Standard">
      <style:text-properties style:font-name="Georgia" fo:font-weight="bold" officeooo:paragraph-rsid="00897fc8" style:font-weight-asian="bold"/>
    </style:style>
    <style:style style:name="P30" style:family="paragraph" style:parent-style-name="Standard">
      <style:text-properties style:font-name="Georgia" fo:font-weight="bold" officeooo:paragraph-rsid="00973207" style:font-weight-asian="bold"/>
    </style:style>
    <style:style style:name="P31" style:family="paragraph" style:parent-style-name="Standard">
      <style:text-properties style:font-name="Georgia" fo:font-weight="bold" officeooo:paragraph-rsid="009d4b51" style:font-weight-asian="bold"/>
    </style:style>
    <style:style style:name="P32" style:family="paragraph" style:parent-style-name="Standard">
      <style:text-properties style:font-name="Georgia" fo:font-weight="bold" officeooo:paragraph-rsid="00ad6aef" style:font-weight-asian="bold"/>
    </style:style>
    <style:style style:name="P33" style:family="paragraph" style:parent-style-name="Standard">
      <style:text-properties style:font-name="Georgia" fo:font-weight="bold" officeooo:paragraph-rsid="00b376a6" style:font-weight-asian="bold"/>
    </style:style>
    <style:style style:name="P34" style:family="paragraph" style:parent-style-name="Standard">
      <style:text-properties style:font-name="Georgia" fo:font-weight="bold" officeooo:paragraph-rsid="00b57b85" style:font-weight-asian="bold"/>
    </style:style>
    <style:style style:name="P35" style:family="paragraph" style:parent-style-name="Standard">
      <style:text-properties style:font-name="Georgia" fo:font-weight="bold" officeooo:paragraph-rsid="00b6d1e3" style:font-weight-asian="bold"/>
    </style:style>
    <style:style style:name="P36" style:family="paragraph" style:parent-style-name="Standard">
      <style:text-properties style:font-name="Georgia" fo:font-weight="bold" officeooo:paragraph-rsid="00b830ec" style:font-weight-asian="bold"/>
    </style:style>
    <style:style style:name="P37" style:family="paragraph" style:parent-style-name="Standard">
      <style:text-properties style:font-name="Georgia" fo:font-weight="bold" officeooo:paragraph-rsid="00b8feaa" style:font-weight-asian="bold"/>
    </style:style>
    <style:style style:name="P38" style:family="paragraph" style:parent-style-name="Standard">
      <style:text-properties style:font-name="Georgia" fo:font-weight="bold" officeooo:paragraph-rsid="00bbc784" style:font-weight-asian="bold"/>
    </style:style>
    <style:style style:name="P39" style:family="paragraph" style:parent-style-name="Standard">
      <style:text-properties style:font-name="Georgia" fo:font-weight="bold" officeooo:paragraph-rsid="00bef82f" style:font-weight-asian="bold"/>
    </style:style>
    <style:style style:name="P40" style:family="paragraph" style:parent-style-name="Standard">
      <style:text-properties style:font-name="Georgia" fo:font-weight="bold" officeooo:paragraph-rsid="00bf9692" style:font-weight-asian="bold"/>
    </style:style>
    <style:style style:name="P41" style:family="paragraph" style:parent-style-name="Standard">
      <style:text-properties style:font-name="Georgia" fo:font-weight="bold" officeooo:paragraph-rsid="00c04bd8" style:font-weight-asian="bold"/>
    </style:style>
    <style:style style:name="P42" style:family="paragraph" style:parent-style-name="Standard">
      <style:text-properties style:font-name="Georgia" fo:font-weight="bold" officeooo:paragraph-rsid="00d5c2b5" style:font-weight-asian="bold"/>
    </style:style>
    <style:style style:name="P43" style:family="paragraph" style:parent-style-name="Standard">
      <style:text-properties style:font-name="Georgia" fo:font-weight="bold" officeooo:paragraph-rsid="00d8b71b" style:font-weight-asian="bold"/>
    </style:style>
    <style:style style:name="P44" style:family="paragraph" style:parent-style-name="Standard">
      <style:text-properties style:font-name="Georgia" fo:font-weight="bold" officeooo:paragraph-rsid="00da3cbc" style:font-weight-asian="bold"/>
    </style:style>
    <style:style style:name="P45" style:family="paragraph" style:parent-style-name="Standard">
      <style:text-properties style:font-name="Georgia" fo:font-weight="bold" officeooo:paragraph-rsid="00dd6423" style:font-weight-asian="bold"/>
    </style:style>
    <style:style style:name="P46" style:family="paragraph" style:parent-style-name="Standard">
      <style:text-properties style:font-name="Georgia" fo:font-weight="bold" officeooo:paragraph-rsid="00deafd3" style:font-weight-asian="bold"/>
    </style:style>
    <style:style style:name="P47" style:family="paragraph" style:parent-style-name="Standard">
      <style:text-properties style:font-name="Georgia" fo:font-weight="bold" officeooo:paragraph-rsid="00e07f58" style:font-weight-asian="bold"/>
    </style:style>
    <style:style style:name="P48" style:family="paragraph" style:parent-style-name="Standard">
      <style:text-properties style:font-name="Georgia" fo:font-weight="bold" officeooo:paragraph-rsid="00e0f13d" style:font-weight-asian="bold"/>
    </style:style>
    <style:style style:name="P49" style:family="paragraph" style:parent-style-name="Standard">
      <style:text-properties style:font-name="Georgia" fo:font-weight="bold" officeooo:paragraph-rsid="00e25011" style:font-weight-asian="bold"/>
    </style:style>
    <style:style style:name="P50" style:family="paragraph" style:parent-style-name="Standard">
      <style:text-properties style:font-name="Georgia" fo:font-weight="bold" officeooo:paragraph-rsid="00e3f07a" style:font-weight-asian="bold"/>
    </style:style>
    <style:style style:name="P51" style:family="paragraph" style:parent-style-name="Standard">
      <style:text-properties style:font-name="Georgia" fo:font-weight="bold" officeooo:paragraph-rsid="00e62d7b" style:font-weight-asian="bold"/>
    </style:style>
    <style:style style:name="P52" style:family="paragraph" style:parent-style-name="Standard">
      <style:text-properties style:font-name="Georgia" fo:font-weight="bold" officeooo:paragraph-rsid="00e7b358" style:font-weight-asian="bold"/>
    </style:style>
    <style:style style:name="P53" style:family="paragraph" style:parent-style-name="Standard">
      <style:text-properties style:font-name="Georgia" fo:font-weight="bold" officeooo:paragraph-rsid="00e8b811" style:font-weight-asian="bold"/>
    </style:style>
    <style:style style:name="P54" style:family="paragraph" style:parent-style-name="Standard">
      <style:text-properties style:font-name="Georgia" fo:font-weight="bold" officeooo:paragraph-rsid="00eaf9d5" style:font-weight-asian="bold"/>
    </style:style>
    <style:style style:name="P55" style:family="paragraph" style:parent-style-name="Standard">
      <style:text-properties style:font-name="Georgia" fo:font-weight="bold" officeooo:paragraph-rsid="00f59f45" style:font-weight-asian="bold"/>
    </style:style>
    <style:style style:name="P56" style:family="paragraph" style:parent-style-name="Standard">
      <style:text-properties style:font-name="Georgia" fo:font-weight="bold" officeooo:paragraph-rsid="0133fcdc" style:font-weight-asian="bold"/>
    </style:style>
    <style:style style:name="P57" style:family="paragraph" style:parent-style-name="Standard">
      <style:text-properties style:font-name="Georgia" fo:font-weight="bold" officeooo:paragraph-rsid="01231667" style:font-weight-asian="bold"/>
    </style:style>
    <style:style style:name="P58" style:family="paragraph" style:parent-style-name="Standard">
      <style:text-properties style:font-name="Georgia" fo:font-weight="bold" officeooo:paragraph-rsid="01555aa4" style:font-weight-asian="bold"/>
    </style:style>
    <style:style style:name="P59" style:family="paragraph" style:parent-style-name="Standard">
      <style:text-properties style:font-name="Georgia" fo:font-weight="bold" officeooo:paragraph-rsid="015690f9" style:font-weight-asian="bold"/>
    </style:style>
    <style:style style:name="P60" style:family="paragraph" style:parent-style-name="Standard">
      <style:text-properties style:font-name="Georgia" fo:font-weight="bold" officeooo:paragraph-rsid="0158355c" style:font-weight-asian="bold"/>
    </style:style>
    <style:style style:name="P61" style:family="paragraph" style:parent-style-name="Standard">
      <style:text-properties style:font-name="Georgia" fo:font-weight="bold" officeooo:paragraph-rsid="0158ccab" style:font-weight-asian="bold"/>
    </style:style>
    <style:style style:name="P62" style:family="paragraph" style:parent-style-name="Standard">
      <style:text-properties style:font-name="Georgia" fo:font-weight="bold" officeooo:paragraph-rsid="015daf24" style:font-weight-asian="bold"/>
    </style:style>
    <style:style style:name="P63" style:family="paragraph" style:parent-style-name="Standard">
      <style:text-properties style:font-name="Georgia" fo:font-weight="normal" officeooo:rsid="0021688a" officeooo:paragraph-rsid="00234498" style:font-weight-asian="normal" style:font-weight-complex="normal"/>
    </style:style>
    <style:style style:name="P64" style:family="paragraph" style:parent-style-name="Standard">
      <style:text-properties style:font-name="Georgia" fo:font-weight="normal" officeooo:rsid="00234498" officeooo:paragraph-rsid="00234498" style:font-weight-asian="normal" style:font-weight-complex="normal"/>
    </style:style>
    <style:style style:name="P65" style:family="paragraph" style:parent-style-name="Standard">
      <style:text-properties style:font-name="Georgia" fo:font-weight="normal" officeooo:rsid="00307a4d" officeooo:paragraph-rsid="00307a4d" style:font-weight-asian="normal" style:font-weight-complex="normal"/>
    </style:style>
    <style:style style:name="P66" style:family="paragraph" style:parent-style-name="Standard">
      <style:text-properties style:font-name="Georgia" fo:font-weight="normal" officeooo:rsid="00314f99" officeooo:paragraph-rsid="00314f99" style:font-weight-asian="normal" style:font-weight-complex="normal"/>
    </style:style>
    <style:style style:name="P67" style:family="paragraph" style:parent-style-name="Standard">
      <style:text-properties style:font-name="Georgia" fo:font-weight="normal" officeooo:rsid="002d1b65" officeooo:paragraph-rsid="00249380" style:font-weight-asian="normal" style:font-weight-complex="normal"/>
    </style:style>
    <style:style style:name="P68" style:family="paragraph" style:parent-style-name="Standard">
      <style:text-properties style:font-name="Georgia" fo:font-weight="normal" officeooo:rsid="00341f9b" officeooo:paragraph-rsid="00352c08" style:font-weight-asian="normal" style:font-weight-complex="normal"/>
    </style:style>
    <style:style style:name="P69" style:family="paragraph" style:parent-style-name="Standard">
      <style:text-properties style:font-name="Georgia" fo:font-weight="normal" officeooo:rsid="00352c08" officeooo:paragraph-rsid="00352c08" style:font-weight-asian="normal" style:font-weight-complex="normal"/>
    </style:style>
    <style:style style:name="P70" style:family="paragraph" style:parent-style-name="Standard">
      <style:text-properties style:font-name="Georgia" fo:font-weight="normal" officeooo:rsid="003a1980" officeooo:paragraph-rsid="003a1980" style:font-weight-asian="normal" style:font-weight-complex="normal"/>
    </style:style>
    <style:style style:name="P71" style:family="paragraph" style:parent-style-name="Standard">
      <style:text-properties style:font-name="Georgia" fo:font-weight="normal" officeooo:rsid="003c48b6" officeooo:paragraph-rsid="003c48b6" style:font-weight-asian="normal" style:font-weight-complex="normal"/>
    </style:style>
    <style:style style:name="P72" style:family="paragraph" style:parent-style-name="Standard">
      <style:text-properties style:font-name="Georgia" fo:font-weight="normal" officeooo:rsid="0032deaa" officeooo:paragraph-rsid="0032deaa" style:font-weight-asian="normal" style:font-weight-complex="normal"/>
    </style:style>
    <style:style style:name="P73" style:family="paragraph" style:parent-style-name="Standard">
      <style:text-properties style:font-name="Georgia" fo:font-weight="normal" officeooo:rsid="004037d1" officeooo:paragraph-rsid="004037d1" style:font-weight-asian="normal" style:font-weight-complex="normal"/>
    </style:style>
    <style:style style:name="P74" style:family="paragraph" style:parent-style-name="Standard">
      <style:text-properties style:font-name="Georgia" fo:font-weight="normal" officeooo:rsid="004126dc" officeooo:paragraph-rsid="004126dc" style:font-weight-asian="normal" style:font-weight-complex="normal"/>
    </style:style>
    <style:style style:name="P75" style:family="paragraph" style:parent-style-name="Standard">
      <style:text-properties style:font-name="Georgia" fo:font-weight="normal" officeooo:rsid="004126dc" officeooo:paragraph-rsid="0088e603" style:font-weight-asian="normal" style:font-weight-complex="normal"/>
    </style:style>
    <style:style style:name="P76" style:family="paragraph" style:parent-style-name="Standard">
      <style:text-properties style:font-name="Georgia" fo:font-weight="normal" officeooo:rsid="0041a53b" officeooo:paragraph-rsid="0041a53b" style:font-weight-asian="normal" style:font-weight-complex="normal"/>
    </style:style>
    <style:style style:name="P77" style:family="paragraph" style:parent-style-name="Standard">
      <style:text-properties style:font-name="Georgia" fo:font-weight="normal" officeooo:rsid="00495413" officeooo:paragraph-rsid="00495413" style:font-weight-asian="normal" style:font-weight-complex="normal"/>
    </style:style>
    <style:style style:name="P78" style:family="paragraph" style:parent-style-name="Standard">
      <style:text-properties style:font-name="Georgia" fo:font-weight="normal" officeooo:paragraph-rsid="001fc29e" style:font-weight-asian="normal" style:font-weight-complex="normal"/>
    </style:style>
    <style:style style:name="P79" style:family="paragraph" style:parent-style-name="Standard">
      <style:text-properties style:font-name="Georgia" fo:font-weight="normal" officeooo:rsid="0049f13a" officeooo:paragraph-rsid="0049f13a" style:font-weight-asian="normal" style:font-weight-complex="normal"/>
    </style:style>
    <style:style style:name="P80" style:family="paragraph" style:parent-style-name="Standard">
      <style:text-properties style:font-name="Georgia" fo:font-weight="normal" officeooo:rsid="004a6328" officeooo:paragraph-rsid="004a6328" style:font-weight-asian="normal" style:font-weight-complex="normal"/>
    </style:style>
    <style:style style:name="P81" style:family="paragraph" style:parent-style-name="Standard">
      <style:text-properties style:font-name="Georgia" fo:font-weight="normal" officeooo:rsid="004b5e45" officeooo:paragraph-rsid="004b5e45" style:font-weight-asian="normal" style:font-weight-complex="normal"/>
    </style:style>
    <style:style style:name="P82" style:family="paragraph" style:parent-style-name="Standard">
      <style:text-properties style:font-name="Georgia" fo:font-weight="normal" officeooo:rsid="004d07bc" officeooo:paragraph-rsid="004d07bc" style:font-weight-asian="normal" style:font-weight-complex="normal"/>
    </style:style>
    <style:style style:name="P83" style:family="paragraph" style:parent-style-name="Standard">
      <style:text-properties style:font-name="Georgia" fo:font-weight="normal" officeooo:rsid="004d07bc" officeooo:paragraph-rsid="00a6b57c" style:font-weight-asian="normal" style:font-weight-complex="normal"/>
    </style:style>
    <style:style style:name="P84" style:family="paragraph" style:parent-style-name="Standard">
      <style:text-properties style:font-name="Georgia" fo:font-weight="normal" officeooo:rsid="005405e6" officeooo:paragraph-rsid="005405e6" style:font-weight-asian="normal" style:font-weight-complex="normal"/>
    </style:style>
    <style:style style:name="P85" style:family="paragraph" style:parent-style-name="Standard">
      <style:text-properties style:font-name="Georgia" fo:font-weight="normal" officeooo:paragraph-rsid="005b3275" style:font-weight-asian="normal" style:font-weight-complex="normal"/>
    </style:style>
    <style:style style:name="P86" style:family="paragraph" style:parent-style-name="Standard">
      <style:text-properties style:font-name="Georgia" fo:font-weight="normal" officeooo:rsid="005b3275" officeooo:paragraph-rsid="005b3275" style:font-weight-asian="normal" style:font-weight-complex="normal"/>
    </style:style>
    <style:style style:name="P87" style:family="paragraph" style:parent-style-name="Standard">
      <style:text-properties style:font-name="Georgia" fo:font-weight="normal" officeooo:rsid="005c8244" officeooo:paragraph-rsid="005c8244" style:font-weight-asian="normal" style:font-weight-complex="normal"/>
    </style:style>
    <style:style style:name="P88" style:family="paragraph" style:parent-style-name="Standard">
      <style:text-properties style:font-name="Georgia" fo:font-weight="normal" officeooo:rsid="005cda45" officeooo:paragraph-rsid="005cda45" style:font-weight-asian="normal" style:font-weight-complex="normal"/>
    </style:style>
    <style:style style:name="P89" style:family="paragraph" style:parent-style-name="Standard">
      <style:text-properties style:font-name="Georgia" fo:font-weight="normal" officeooo:rsid="005f0ee4" officeooo:paragraph-rsid="005f0ee4" style:font-weight-asian="normal" style:font-weight-complex="normal"/>
    </style:style>
    <style:style style:name="P90" style:family="paragraph" style:parent-style-name="Standard">
      <style:text-properties style:font-name="Georgia" fo:font-weight="normal" officeooo:rsid="005fd9e7" officeooo:paragraph-rsid="005fd9e7" style:font-weight-asian="normal" style:font-weight-complex="normal"/>
    </style:style>
    <style:style style:name="P91" style:family="paragraph" style:parent-style-name="Standard">
      <style:text-properties style:font-name="Georgia" fo:font-weight="normal" officeooo:rsid="00607e63" officeooo:paragraph-rsid="00607e63" style:font-weight-asian="normal" style:font-weight-complex="normal"/>
    </style:style>
    <style:style style:name="P92" style:family="paragraph" style:parent-style-name="Standard">
      <style:text-properties style:font-name="Georgia" fo:font-weight="normal" officeooo:rsid="00648c35" officeooo:paragraph-rsid="00648c35" style:font-weight-asian="normal" style:font-weight-complex="normal"/>
    </style:style>
    <style:style style:name="P93" style:family="paragraph" style:parent-style-name="Standard">
      <style:text-properties style:font-name="Georgia" fo:font-weight="normal" officeooo:rsid="00659841" officeooo:paragraph-rsid="00659841" style:font-weight-asian="normal" style:font-weight-complex="normal"/>
    </style:style>
    <style:style style:name="P94" style:family="paragraph" style:parent-style-name="Standard">
      <style:text-properties style:font-name="Georgia" fo:font-weight="normal" officeooo:rsid="00672a1f" officeooo:paragraph-rsid="00672a1f" style:font-weight-asian="normal" style:font-weight-complex="normal"/>
    </style:style>
    <style:style style:name="P95" style:family="paragraph" style:parent-style-name="Standard">
      <style:text-properties style:font-name="Georgia" fo:font-weight="normal" officeooo:rsid="006acab0" officeooo:paragraph-rsid="006acab0" style:font-weight-asian="normal" style:font-weight-complex="normal"/>
    </style:style>
    <style:style style:name="P96" style:family="paragraph" style:parent-style-name="Standard">
      <style:text-properties style:font-name="Georgia" fo:font-weight="normal" officeooo:rsid="006b18cd" officeooo:paragraph-rsid="006b18cd" style:font-weight-asian="normal" style:font-weight-complex="normal"/>
    </style:style>
    <style:style style:name="P97" style:family="paragraph" style:parent-style-name="Standard">
      <style:text-properties style:font-name="Georgia" fo:font-weight="normal" officeooo:rsid="006bca37" officeooo:paragraph-rsid="006bca37" style:font-weight-asian="normal" style:font-weight-complex="normal"/>
    </style:style>
    <style:style style:name="P98" style:family="paragraph" style:parent-style-name="Standard">
      <style:text-properties style:font-name="Georgia" fo:font-weight="normal" officeooo:rsid="006bca37" officeooo:paragraph-rsid="00ac0b03" style:font-weight-asian="normal" style:font-weight-complex="normal"/>
    </style:style>
    <style:style style:name="P99" style:family="paragraph" style:parent-style-name="Standard">
      <style:text-properties style:font-name="Georgia" fo:font-weight="normal" officeooo:rsid="0072874c" officeooo:paragraph-rsid="0072874c" style:font-weight-asian="normal" style:font-weight-complex="normal"/>
    </style:style>
    <style:style style:name="P100" style:family="paragraph" style:parent-style-name="Standard">
      <style:text-properties style:font-name="Georgia" fo:font-weight="normal" officeooo:rsid="00757edf" officeooo:paragraph-rsid="00757edf" style:font-weight-asian="normal" style:font-weight-complex="normal"/>
    </style:style>
    <style:style style:name="P101" style:family="paragraph" style:parent-style-name="Standard">
      <style:text-properties style:font-name="Georgia" fo:font-weight="normal" officeooo:rsid="00774b4c" officeooo:paragraph-rsid="00774b4c" style:font-weight-asian="normal" style:font-weight-complex="normal"/>
    </style:style>
    <style:style style:name="P102" style:family="paragraph" style:parent-style-name="Standard">
      <style:text-properties style:font-name="Georgia" fo:font-weight="normal" officeooo:rsid="0088e603" officeooo:paragraph-rsid="0088e603" style:font-weight-asian="normal" style:font-weight-complex="normal"/>
    </style:style>
    <style:style style:name="P103" style:family="paragraph" style:parent-style-name="Standard">
      <style:text-properties style:font-name="Georgia" fo:font-weight="normal" officeooo:rsid="0088e603" officeooo:paragraph-rsid="00a086cb" style:font-weight-asian="normal" style:font-weight-complex="normal"/>
    </style:style>
    <style:style style:name="P104" style:family="paragraph" style:parent-style-name="Standard">
      <style:text-properties style:font-name="Georgia" fo:font-weight="normal" officeooo:rsid="00897fc8" officeooo:paragraph-rsid="00897fc8" style:font-weight-asian="normal" style:font-weight-complex="normal"/>
    </style:style>
    <style:style style:name="P105" style:family="paragraph" style:parent-style-name="Standard">
      <style:text-properties style:font-name="Georgia" fo:font-weight="normal" officeooo:rsid="008a6f61" officeooo:paragraph-rsid="008a6f61" style:font-weight-asian="normal" style:font-weight-complex="normal"/>
    </style:style>
    <style:style style:name="P106" style:family="paragraph" style:parent-style-name="Standard">
      <style:text-properties style:font-name="Georgia" fo:font-weight="normal" officeooo:rsid="008b90ea" officeooo:paragraph-rsid="008b90ea" style:font-weight-asian="normal" style:font-weight-complex="normal"/>
    </style:style>
    <style:style style:name="P107" style:family="paragraph" style:parent-style-name="Standard">
      <style:text-properties style:font-name="Georgia" fo:font-weight="normal" officeooo:rsid="0080aaaa" officeooo:paragraph-rsid="0080aaaa" style:font-weight-asian="normal" style:font-weight-complex="normal"/>
    </style:style>
    <style:style style:name="P108" style:family="paragraph" style:parent-style-name="Standard">
      <style:text-properties style:font-name="Georgia" fo:font-weight="normal" officeooo:rsid="0080aaaa" officeooo:paragraph-rsid="008f4e84" style:font-weight-asian="normal" style:font-weight-complex="normal"/>
    </style:style>
    <style:style style:name="P109" style:family="paragraph" style:parent-style-name="Standard">
      <style:text-properties style:font-name="Georgia" fo:font-weight="normal" officeooo:rsid="0092789e" officeooo:paragraph-rsid="0092789e" style:font-weight-asian="normal" style:font-weight-complex="normal"/>
    </style:style>
    <style:style style:name="P110" style:family="paragraph" style:parent-style-name="Standard">
      <style:text-properties style:font-name="Georgia" fo:font-weight="normal" officeooo:rsid="0094f195" officeooo:paragraph-rsid="0094f195" style:font-weight-asian="normal" style:font-weight-complex="normal"/>
    </style:style>
    <style:style style:name="P111" style:family="paragraph" style:parent-style-name="Standard">
      <style:text-properties style:font-name="Georgia" fo:font-weight="normal" officeooo:rsid="00973207" officeooo:paragraph-rsid="00973207" style:font-weight-asian="normal" style:font-weight-complex="normal"/>
    </style:style>
    <style:style style:name="P112" style:family="paragraph" style:parent-style-name="Standard">
      <style:text-properties style:font-name="Georgia" fo:font-weight="normal" officeooo:rsid="00a086cb" officeooo:paragraph-rsid="00a086cb" style:font-weight-asian="normal" style:font-weight-complex="normal"/>
    </style:style>
    <style:style style:name="P113" style:family="paragraph" style:parent-style-name="Standard">
      <style:text-properties style:font-name="Georgia" fo:font-weight="normal" officeooo:rsid="004f1c88" officeooo:paragraph-rsid="004f1c88" style:font-weight-asian="normal" style:font-weight-complex="normal"/>
    </style:style>
    <style:style style:name="P114" style:family="paragraph" style:parent-style-name="Standard">
      <style:text-properties style:font-name="Georgia" fo:font-weight="normal" officeooo:rsid="00a7ed87" officeooo:paragraph-rsid="00a7ed87" style:font-weight-asian="normal" style:font-weight-complex="normal"/>
    </style:style>
    <style:style style:name="P115" style:family="paragraph" style:parent-style-name="Standard">
      <style:text-properties style:font-name="Georgia" fo:font-weight="normal" officeooo:rsid="00ad6aef" officeooo:paragraph-rsid="00ad6aef" style:font-weight-asian="normal" style:font-weight-complex="normal"/>
    </style:style>
    <style:style style:name="P116" style:family="paragraph" style:parent-style-name="Standard">
      <style:text-properties style:font-name="Georgia" fo:font-weight="normal" officeooo:rsid="00afabf5" officeooo:paragraph-rsid="00afabf5" style:font-weight-asian="normal" style:font-weight-complex="normal"/>
    </style:style>
    <style:style style:name="P117" style:family="paragraph" style:parent-style-name="Standard">
      <style:text-properties style:font-name="Georgia" fo:font-weight="normal" officeooo:rsid="00b21cdf" officeooo:paragraph-rsid="00b21cdf" style:font-weight-asian="normal" style:font-weight-complex="normal"/>
    </style:style>
    <style:style style:name="P118" style:family="paragraph" style:parent-style-name="Standard">
      <style:text-properties style:font-name="Georgia" fo:font-weight="normal" officeooo:rsid="00b376a6" officeooo:paragraph-rsid="00b376a6" style:font-weight-asian="normal" style:font-weight-complex="normal"/>
    </style:style>
    <style:style style:name="P119" style:family="paragraph" style:parent-style-name="Standard">
      <style:text-properties style:font-name="Georgia" fo:font-weight="normal" officeooo:rsid="00b636c6" officeooo:paragraph-rsid="00b636c6" style:font-weight-asian="normal" style:font-weight-complex="normal"/>
    </style:style>
    <style:style style:name="P120" style:family="paragraph" style:parent-style-name="Standard">
      <style:text-properties style:font-name="Georgia" fo:font-weight="normal" officeooo:rsid="00b6d1e3" officeooo:paragraph-rsid="00b6d1e3" style:font-weight-asian="normal" style:font-weight-complex="normal"/>
    </style:style>
    <style:style style:name="P121" style:family="paragraph" style:parent-style-name="Standard">
      <style:text-properties style:font-name="Georgia" fo:font-weight="normal" officeooo:rsid="00b830ec" officeooo:paragraph-rsid="00b830ec" style:font-weight-asian="normal" style:font-weight-complex="normal"/>
    </style:style>
    <style:style style:name="P122" style:family="paragraph" style:parent-style-name="Standard">
      <style:text-properties style:font-name="Georgia" fo:font-weight="normal" officeooo:rsid="00b8feaa" officeooo:paragraph-rsid="00b8feaa" style:font-weight-asian="normal" style:font-weight-complex="normal"/>
    </style:style>
    <style:style style:name="P123" style:family="paragraph" style:parent-style-name="Standard">
      <style:text-properties style:font-name="Georgia" fo:font-weight="normal" officeooo:rsid="00b95a9f" officeooo:paragraph-rsid="00b95a9f" style:font-weight-asian="normal" style:font-weight-complex="normal"/>
    </style:style>
    <style:style style:name="P124" style:family="paragraph" style:parent-style-name="Standard">
      <style:text-properties style:font-name="Georgia" fo:font-weight="normal" officeooo:rsid="00729437" officeooo:paragraph-rsid="00b3a9b3" style:font-weight-asian="normal" style:font-weight-complex="normal"/>
    </style:style>
    <style:style style:name="P125" style:family="paragraph" style:parent-style-name="Standard">
      <style:text-properties style:font-name="Georgia" fo:font-weight="normal" officeooo:rsid="00ba8131" officeooo:paragraph-rsid="00ba8131" style:font-weight-asian="normal" style:font-weight-complex="normal"/>
    </style:style>
    <style:style style:name="P126" style:family="paragraph" style:parent-style-name="Standard">
      <style:text-properties style:font-name="Georgia" fo:font-weight="normal" officeooo:rsid="00bbc784" officeooo:paragraph-rsid="00bbc784" style:font-weight-asian="normal" style:font-weight-complex="normal"/>
    </style:style>
    <style:style style:name="P127" style:family="paragraph" style:parent-style-name="Standard">
      <style:text-properties style:font-name="Georgia" fo:font-weight="normal" officeooo:rsid="00bef82f" officeooo:paragraph-rsid="00bef82f" style:font-weight-asian="normal" style:font-weight-complex="normal"/>
    </style:style>
    <style:style style:name="P128" style:family="paragraph" style:parent-style-name="Standard">
      <style:text-properties style:font-name="Georgia" fo:font-weight="normal" officeooo:rsid="00bf9692" officeooo:paragraph-rsid="00bf9692" style:font-weight-asian="normal" style:font-weight-complex="normal"/>
    </style:style>
    <style:style style:name="P129" style:family="paragraph" style:parent-style-name="Standard">
      <style:text-properties style:font-name="Georgia" fo:font-weight="normal" officeooo:rsid="00c04bd8" officeooo:paragraph-rsid="00c04bd8" style:font-weight-asian="normal" style:font-weight-complex="normal"/>
    </style:style>
    <style:style style:name="P130" style:family="paragraph" style:parent-style-name="Standard">
      <style:text-properties style:font-name="Georgia" fo:font-weight="normal" officeooo:rsid="009d4b51" officeooo:paragraph-rsid="009d4b51" style:font-weight-asian="normal" style:font-weight-complex="normal"/>
    </style:style>
    <style:style style:name="P131" style:family="paragraph" style:parent-style-name="Standard">
      <style:text-properties style:font-name="Georgia" fo:font-weight="normal" officeooo:rsid="00cb40ec" officeooo:paragraph-rsid="00cb40ec" style:font-weight-asian="normal" style:font-weight-complex="normal"/>
    </style:style>
    <style:style style:name="P132" style:family="paragraph" style:parent-style-name="Standard">
      <style:text-properties style:font-name="Georgia" fo:font-weight="normal" officeooo:rsid="00d5c2b5" officeooo:paragraph-rsid="00d5c2b5" style:font-weight-asian="normal" style:font-weight-complex="normal"/>
    </style:style>
    <style:style style:name="P133" style:family="paragraph" style:parent-style-name="Standard">
      <style:text-properties style:font-name="Georgia" fo:font-weight="normal" officeooo:rsid="00d8b71b" officeooo:paragraph-rsid="00d8b71b" style:font-weight-asian="normal" style:font-weight-complex="normal"/>
    </style:style>
    <style:style style:name="P134" style:family="paragraph" style:parent-style-name="Standard">
      <style:text-properties style:font-name="Georgia" fo:font-weight="normal" officeooo:rsid="00da3cbc" officeooo:paragraph-rsid="00da3cbc" style:font-weight-asian="normal" style:font-weight-complex="normal"/>
    </style:style>
    <style:style style:name="P135" style:family="paragraph" style:parent-style-name="Standard">
      <style:text-properties style:font-name="Georgia" fo:font-weight="normal" officeooo:rsid="00dac4ac" officeooo:paragraph-rsid="00dac4ac" style:font-weight-asian="normal" style:font-weight-complex="normal"/>
    </style:style>
    <style:style style:name="P136" style:family="paragraph" style:parent-style-name="Standard">
      <style:text-properties style:font-name="Georgia" fo:font-weight="normal" officeooo:rsid="00dd6423" officeooo:paragraph-rsid="00dd6423" style:font-weight-asian="normal" style:font-weight-complex="normal"/>
    </style:style>
    <style:style style:name="P137" style:family="paragraph" style:parent-style-name="Standard">
      <style:text-properties style:font-name="Georgia" fo:font-weight="normal" officeooo:rsid="00deafd3" officeooo:paragraph-rsid="00deafd3" style:font-weight-asian="normal" style:font-weight-complex="normal"/>
    </style:style>
    <style:style style:name="P138" style:family="paragraph" style:parent-style-name="Standard">
      <style:text-properties style:font-name="Georgia" fo:font-weight="normal" officeooo:rsid="00e0f13d" officeooo:paragraph-rsid="00e0f13d" style:font-weight-asian="normal" style:font-weight-complex="normal"/>
    </style:style>
    <style:style style:name="P139" style:family="paragraph" style:parent-style-name="Standard">
      <style:text-properties style:font-name="Georgia" fo:font-weight="normal" officeooo:rsid="00e25011" officeooo:paragraph-rsid="00e25011" style:font-weight-asian="normal" style:font-weight-complex="normal"/>
    </style:style>
    <style:style style:name="P140" style:family="paragraph" style:parent-style-name="Standard">
      <style:text-properties style:font-name="Georgia" fo:font-weight="normal" officeooo:rsid="00e3f07a" officeooo:paragraph-rsid="00e3f07a" style:font-weight-asian="normal" style:font-weight-complex="normal"/>
    </style:style>
    <style:style style:name="P141" style:family="paragraph" style:parent-style-name="Standard">
      <style:text-properties style:font-name="Georgia" fo:font-weight="normal" officeooo:rsid="00e4c8bc" officeooo:paragraph-rsid="00e4c8bc" style:font-weight-asian="normal" style:font-weight-complex="normal"/>
    </style:style>
    <style:style style:name="P142" style:family="paragraph" style:parent-style-name="Standard">
      <style:text-properties style:font-name="Georgia" fo:font-weight="normal" officeooo:rsid="00e59e72" officeooo:paragraph-rsid="00e59e72" style:font-weight-asian="normal" style:font-weight-complex="normal"/>
    </style:style>
    <style:style style:name="P143" style:family="paragraph" style:parent-style-name="Standard">
      <style:text-properties style:font-name="Georgia" fo:font-weight="normal" officeooo:rsid="00e62d7b" officeooo:paragraph-rsid="00e62d7b" style:font-weight-asian="normal" style:font-weight-complex="normal"/>
    </style:style>
    <style:style style:name="P144" style:family="paragraph" style:parent-style-name="Standard">
      <style:text-properties style:font-name="Georgia" fo:font-weight="normal" officeooo:rsid="00e7b358" officeooo:paragraph-rsid="00e7b358" style:font-weight-asian="normal" style:font-weight-complex="normal"/>
    </style:style>
    <style:style style:name="P145" style:family="paragraph" style:parent-style-name="Standard">
      <style:text-properties style:font-name="Georgia" fo:font-weight="normal" officeooo:rsid="00e8b811" officeooo:paragraph-rsid="00e8b811" style:font-weight-asian="normal" style:font-weight-complex="normal"/>
    </style:style>
    <style:style style:name="P146" style:family="paragraph" style:parent-style-name="Standard">
      <style:text-properties style:font-name="Georgia" fo:font-weight="normal" officeooo:rsid="00ea0a45" officeooo:paragraph-rsid="00ea0a45" style:font-weight-asian="normal" style:font-weight-complex="normal"/>
    </style:style>
    <style:style style:name="P147" style:family="paragraph" style:parent-style-name="Standard">
      <style:text-properties style:font-name="Georgia" fo:font-weight="normal" officeooo:rsid="00eaf9d5" officeooo:paragraph-rsid="00eaf9d5" style:font-weight-asian="normal" style:font-weight-complex="normal"/>
    </style:style>
    <style:style style:name="P148" style:family="paragraph" style:parent-style-name="Standard">
      <style:text-properties style:font-name="Georgia" fo:font-weight="normal" officeooo:rsid="00ec1942" officeooo:paragraph-rsid="00ec1942" style:font-weight-asian="normal" style:font-weight-complex="normal"/>
    </style:style>
    <style:style style:name="P149" style:family="paragraph" style:parent-style-name="Standard">
      <style:text-properties style:font-name="Georgia" fo:font-weight="normal" officeooo:rsid="00ec1942" officeooo:paragraph-rsid="00f1ddc8" style:font-weight-asian="normal" style:font-weight-complex="normal"/>
    </style:style>
    <style:style style:name="P150" style:family="paragraph" style:parent-style-name="Standard">
      <style:text-properties style:font-name="Georgia" fo:font-weight="normal" officeooo:rsid="00edffa6" officeooo:paragraph-rsid="00edffa6" style:font-weight-asian="normal" style:font-weight-complex="normal"/>
    </style:style>
    <style:style style:name="P151" style:family="paragraph" style:parent-style-name="Standard">
      <style:text-properties style:font-name="Georgia" fo:font-weight="normal" officeooo:rsid="00edffa6" officeooo:paragraph-rsid="00ec1942" style:font-weight-asian="normal" style:font-weight-complex="normal"/>
    </style:style>
    <style:style style:name="P152" style:family="paragraph" style:parent-style-name="Standard">
      <style:text-properties style:font-name="Georgia" fo:font-weight="normal" officeooo:rsid="00ef02c8" officeooo:paragraph-rsid="00ef02c8" style:font-weight-asian="normal" style:font-weight-complex="normal"/>
    </style:style>
    <style:style style:name="P153" style:family="paragraph" style:parent-style-name="Standard">
      <style:text-properties style:font-name="Georgia" fo:font-weight="normal" officeooo:rsid="00e07f58" officeooo:paragraph-rsid="00e0f13d" style:font-weight-asian="normal" style:font-weight-complex="normal"/>
    </style:style>
    <style:style style:name="P154" style:family="paragraph" style:parent-style-name="Standard">
      <style:text-properties style:font-name="Georgia" fo:font-weight="normal" officeooo:rsid="00f0bc62" officeooo:paragraph-rsid="00f0bc62" style:font-weight-asian="normal" style:font-weight-complex="normal"/>
    </style:style>
    <style:style style:name="P155" style:family="paragraph" style:parent-style-name="Standard">
      <style:text-properties style:font-name="Georgia" fo:font-weight="normal" officeooo:rsid="00f0e117" officeooo:paragraph-rsid="00f0e117" style:font-weight-asian="normal" style:font-weight-complex="normal"/>
    </style:style>
    <style:style style:name="P156" style:family="paragraph" style:parent-style-name="Standard">
      <style:text-properties style:font-name="Georgia" fo:font-weight="normal" officeooo:rsid="00f1ddc8" officeooo:paragraph-rsid="00f1ddc8" style:font-weight-asian="normal" style:font-weight-complex="normal"/>
    </style:style>
    <style:style style:name="P157" style:family="paragraph" style:parent-style-name="Standard">
      <style:text-properties style:font-name="Georgia" fo:font-weight="normal" officeooo:rsid="00f59f45" officeooo:paragraph-rsid="00f59f45" style:font-weight-asian="normal" style:font-weight-complex="normal"/>
    </style:style>
    <style:style style:name="P158" style:family="paragraph" style:parent-style-name="Standard">
      <style:text-properties style:font-name="Georgia" fo:font-weight="normal" officeooo:rsid="00f9112d" officeooo:paragraph-rsid="00f59f45" style:font-weight-asian="normal" style:font-weight-complex="normal"/>
    </style:style>
    <style:style style:name="P159" style:family="paragraph" style:parent-style-name="Standard">
      <style:text-properties style:font-name="Georgia" fo:font-weight="normal" officeooo:rsid="002ed288" officeooo:paragraph-rsid="002ed288" style:font-weight-asian="normal" style:font-weight-complex="normal"/>
    </style:style>
    <style:style style:name="P160" style:family="paragraph" style:parent-style-name="Standard">
      <style:text-properties style:font-name="Georgia" fo:font-weight="normal" officeooo:rsid="0109f9c7" officeooo:paragraph-rsid="0109f9c7" style:font-weight-asian="normal" style:font-weight-complex="normal"/>
    </style:style>
    <style:style style:name="P161" style:family="paragraph" style:parent-style-name="Standard">
      <style:text-properties style:font-name="Georgia" fo:font-weight="normal" officeooo:rsid="011b65af" officeooo:paragraph-rsid="011b65af" style:font-weight-asian="normal" style:font-weight-complex="normal"/>
    </style:style>
    <style:style style:name="P162" style:family="paragraph" style:parent-style-name="Standard">
      <style:text-properties style:font-name="Georgia" fo:font-weight="normal" officeooo:rsid="00f2dbf7" officeooo:paragraph-rsid="00f2dbf7" style:font-weight-asian="normal" style:font-weight-complex="normal"/>
    </style:style>
    <style:style style:name="P163" style:family="paragraph" style:parent-style-name="Standard">
      <style:text-properties style:font-name="Georgia" fo:font-weight="normal" officeooo:rsid="01324333" officeooo:paragraph-rsid="01324333" style:font-weight-asian="normal" style:font-weight-complex="normal"/>
    </style:style>
    <style:style style:name="P164" style:family="paragraph" style:parent-style-name="Standard">
      <style:text-properties style:font-name="Georgia" fo:font-weight="normal" officeooo:rsid="01425427" officeooo:paragraph-rsid="01425427" style:font-weight-asian="normal" style:font-weight-complex="normal"/>
    </style:style>
    <style:style style:name="P165" style:family="paragraph" style:parent-style-name="Standard">
      <style:text-properties style:font-name="Georgia" fo:font-weight="normal" officeooo:rsid="0031a262" officeooo:paragraph-rsid="0031a262" style:font-weight-asian="normal" style:font-weight-complex="normal"/>
    </style:style>
    <style:style style:name="P166" style:family="paragraph" style:parent-style-name="Standard">
      <style:text-properties style:font-name="Georgia" fo:font-weight="normal" officeooo:rsid="0078a6e9" officeooo:paragraph-rsid="0078a6e9" style:font-weight-asian="normal" style:font-weight-complex="normal"/>
    </style:style>
    <style:style style:name="P167" style:family="paragraph" style:parent-style-name="Standard">
      <style:text-properties style:font-name="Georgia" fo:font-weight="normal" officeooo:rsid="01501e0d" officeooo:paragraph-rsid="01501e0d" style:font-weight-asian="normal" style:font-weight-complex="normal"/>
    </style:style>
    <style:style style:name="P168" style:family="paragraph" style:parent-style-name="Standard">
      <style:text-properties style:font-name="Georgia" fo:font-weight="normal" officeooo:rsid="01555aa4" officeooo:paragraph-rsid="01555aa4" style:font-weight-asian="normal" style:font-weight-complex="normal"/>
    </style:style>
    <style:style style:name="P169" style:family="paragraph" style:parent-style-name="Standard">
      <style:text-properties style:font-name="Georgia" fo:font-weight="normal" officeooo:rsid="0158355c" officeooo:paragraph-rsid="0158355c" style:font-weight-asian="normal" style:font-weight-complex="normal"/>
    </style:style>
    <style:style style:name="P170" style:family="paragraph" style:parent-style-name="Standard">
      <style:text-properties style:font-name="Georgia" fo:font-weight="normal" officeooo:rsid="0158ccab" officeooo:paragraph-rsid="0158ccab" style:font-weight-asian="normal" style:font-weight-complex="normal"/>
    </style:style>
    <style:style style:name="P171" style:family="paragraph" style:parent-style-name="Standard">
      <style:text-properties style:font-name="Georgia" fo:font-weight="normal" officeooo:rsid="0158ccab" officeooo:paragraph-rsid="0166837b" style:font-weight-asian="normal" style:font-weight-complex="normal"/>
    </style:style>
    <style:style style:name="P172" style:family="paragraph" style:parent-style-name="Standard">
      <style:text-properties style:font-name="Georgia" fo:font-weight="normal" officeooo:rsid="015daf24" officeooo:paragraph-rsid="015daf24" style:font-weight-asian="normal" style:font-weight-complex="normal"/>
    </style:style>
    <style:style style:name="P173" style:family="paragraph" style:parent-style-name="Standard">
      <style:text-properties style:font-name="Georgia" fo:font-weight="normal" officeooo:rsid="015ad06a" officeooo:paragraph-rsid="0158ccab" style:font-weight-asian="normal" style:font-weight-complex="normal"/>
    </style:style>
    <style:style style:name="P174" style:family="paragraph" style:parent-style-name="Standard">
      <style:text-properties style:font-name="Georgia" fo:font-weight="normal" officeooo:rsid="0166837b" officeooo:paragraph-rsid="0166837b" style:font-weight-asian="normal" style:font-weight-complex="normal"/>
    </style:style>
    <style:style style:name="P175" style:family="paragraph" style:parent-style-name="Standard">
      <style:text-properties style:font-name="Georgia" fo:font-weight="normal" officeooo:rsid="0166c72d" officeooo:paragraph-rsid="0166c72d" style:font-weight-asian="normal" style:font-weight-complex="normal"/>
    </style:style>
    <style:style style:name="P176" style:family="paragraph" style:parent-style-name="Standard">
      <style:text-properties style:font-name="Georgia" fo:font-weight="normal" officeooo:paragraph-rsid="0080aaaa" style:font-weight-asian="normal"/>
    </style:style>
    <style:style style:name="P177" style:family="paragraph" style:parent-style-name="Standard">
      <style:text-properties style:font-name="Georgia" fo:font-weight="normal" officeooo:rsid="008f755e" officeooo:paragraph-rsid="008f755e" style:font-weight-asian="normal"/>
    </style:style>
    <style:style style:name="P178" style:family="paragraph" style:parent-style-name="Standard">
      <style:text-properties style:font-name="Georgia" fo:font-weight="normal" officeooo:paragraph-rsid="0158355c" style:font-weight-asian="normal"/>
    </style:style>
    <style:style style:name="P179" style:family="paragraph" style:parent-style-name="Standard">
      <style:text-properties style:font-name="Georgia" fo:font-style="normal" fo:font-weight="normal" officeooo:rsid="0100e8ee" officeooo:paragraph-rsid="0106404a" style:font-style-asian="normal" style:font-weight-asian="normal" style:font-style-complex="normal" style:font-weight-complex="normal"/>
    </style:style>
    <style:style style:name="P180" style:family="paragraph" style:parent-style-name="Standard">
      <style:text-properties style:font-name="Georgia" fo:font-style="normal" fo:font-weight="normal" officeooo:rsid="0105c0bb" officeooo:paragraph-rsid="0106404a" style:font-style-asian="normal" style:font-weight-asian="normal" style:font-style-complex="normal" style:font-weight-complex="normal"/>
    </style:style>
    <style:style style:name="P181" style:family="paragraph" style:parent-style-name="Standard">
      <style:text-properties style:font-name="Georgia" fo:font-style="normal" fo:font-weight="normal" officeooo:rsid="01165c9a" officeooo:paragraph-rsid="01165c9a" style:font-style-asian="normal" style:font-weight-asian="normal" style:font-style-complex="normal" style:font-weight-complex="normal"/>
    </style:style>
    <style:style style:name="P182" style:family="paragraph" style:parent-style-name="Standard">
      <style:text-properties style:font-name="Georgia" fo:font-style="normal" fo:font-weight="normal" officeooo:rsid="00fde87b" officeooo:paragraph-rsid="00fde87b" style:font-style-asian="normal" style:font-weight-asian="normal" style:font-style-complex="normal" style:font-weight-complex="normal"/>
    </style:style>
    <style:style style:name="P183" style:family="paragraph" style:parent-style-name="Standard">
      <style:text-properties style:font-name="Georgia" fo:font-style="normal" fo:font-weight="normal" officeooo:rsid="00fde87b" officeooo:paragraph-rsid="01637785" style:font-style-asian="normal" style:font-weight-asian="normal" style:font-style-complex="normal" style:font-weight-complex="normal"/>
    </style:style>
    <style:style style:name="P184" style:family="paragraph" style:parent-style-name="Standard">
      <style:text-properties style:font-name="Georgia" fo:font-style="normal" fo:font-weight="normal" officeooo:rsid="010e5dbc" officeooo:paragraph-rsid="0133fcdc" style:font-style-asian="normal" style:font-weight-asian="normal" style:font-style-complex="normal" style:font-weight-complex="normal"/>
    </style:style>
    <style:style style:name="P185" style:family="paragraph" style:parent-style-name="Standard">
      <style:text-properties style:font-name="Georgia" fo:font-style="normal" fo:font-weight="normal" officeooo:rsid="0115db04" officeooo:paragraph-rsid="0133fcdc" style:font-style-asian="normal" style:font-weight-asian="normal" style:font-style-complex="normal" style:font-weight-complex="normal"/>
    </style:style>
    <style:style style:name="P186" style:family="paragraph" style:parent-style-name="Standard">
      <style:text-properties style:font-name="Georgia" fo:font-style="normal" fo:font-weight="normal" officeooo:rsid="01380c63" officeooo:paragraph-rsid="01380c63" style:font-style-asian="normal" style:font-weight-asian="normal" style:font-style-complex="normal" style:font-weight-complex="normal"/>
    </style:style>
    <style:style style:name="P187" style:family="paragraph" style:parent-style-name="Standard">
      <style:text-properties style:font-name="Georgia" fo:font-style="normal" fo:font-weight="normal" officeooo:rsid="01368ff6" officeooo:paragraph-rsid="0116a783" style:font-style-asian="normal" style:font-weight-asian="normal" style:font-style-complex="normal" style:font-weight-complex="normal"/>
    </style:style>
    <style:style style:name="P188" style:family="paragraph" style:parent-style-name="Standard">
      <style:text-properties style:font-name="Georgia" fo:font-style="normal" fo:font-weight="normal" officeooo:rsid="01368ff6" officeooo:paragraph-rsid="01368ff6" style:font-style-asian="normal" style:font-weight-asian="normal" style:font-style-complex="normal" style:font-weight-complex="normal"/>
    </style:style>
    <style:style style:name="P189" style:family="paragraph" style:parent-style-name="Standard">
      <style:text-properties style:font-name="Georgia" fo:font-style="normal" fo:font-weight="normal" officeooo:rsid="0137ba47" officeooo:paragraph-rsid="01368ff6" style:font-style-asian="normal" style:font-weight-asian="normal" style:font-style-complex="normal" style:font-weight-complex="normal"/>
    </style:style>
    <style:style style:name="P190" style:family="paragraph" style:parent-style-name="Standard">
      <style:text-properties style:font-name="Georgia" fo:font-style="normal" fo:font-weight="normal" officeooo:rsid="01604a91" officeooo:paragraph-rsid="01604a91" style:font-style-asian="normal" style:font-weight-asian="normal" style:font-style-complex="normal" style:font-weight-complex="normal"/>
    </style:style>
    <style:style style:name="P191" style:family="paragraph" style:parent-style-name="Standard">
      <style:text-properties style:font-name="Georgia" fo:font-style="italic" fo:font-weight="normal" officeooo:rsid="00fde87b" officeooo:paragraph-rsid="00fde87b" style:font-style-asian="italic" style:font-weight-asian="normal" style:font-style-complex="italic" style:font-weight-complex="normal"/>
    </style:style>
    <style:style style:name="P192" style:family="paragraph" style:parent-style-name="Standard">
      <style:text-properties style:font-name="Georgia" fo:font-style="italic" fo:font-weight="normal" officeooo:rsid="01324333" officeooo:paragraph-rsid="01324333" style:font-style-asian="italic" style:font-weight-asian="normal" style:font-style-complex="italic" style:font-weight-complex="normal"/>
    </style:style>
    <style:style style:name="P193" style:family="paragraph" style:parent-style-name="Standard">
      <style:text-properties style:font-name="Georgia" fo:font-style="italic" fo:font-weight="normal" officeooo:rsid="010d4c31" officeooo:paragraph-rsid="0133fcdc" style:font-style-asian="italic" style:font-weight-asian="normal" style:font-style-complex="italic" style:font-weight-complex="normal"/>
    </style:style>
    <style:style style:name="P194" style:family="paragraph" style:parent-style-name="Standard">
      <style:text-properties style:font-name="Georgia" fo:font-style="italic" fo:font-weight="normal" officeooo:rsid="01368ff6" officeooo:paragraph-rsid="01368ff6" style:font-style-asian="italic" style:font-weight-asian="normal" style:font-style-complex="italic" style:font-weight-complex="normal"/>
    </style:style>
    <style:style style:name="P195" style:family="paragraph" style:parent-style-name="Standard">
      <style:text-properties style:font-name="Georgia" fo:font-size="10pt" fo:font-weight="normal" officeooo:rsid="01604a91" officeooo:paragraph-rsid="01604a91" style:font-size-asian="10pt" style:font-weight-asian="normal" style:font-size-complex="10pt" style:font-weight-complex="normal"/>
    </style:style>
    <style:style style:name="P196" style:family="paragraph" style:parent-style-name="Standard">
      <style:text-properties officeooo:paragraph-rsid="001fc29e"/>
    </style:style>
    <style:style style:name="P197" style:family="paragraph" style:parent-style-name="Standard">
      <style:text-properties officeooo:paragraph-rsid="00234498"/>
    </style:style>
    <style:style style:name="P198" style:family="paragraph" style:parent-style-name="Standard">
      <style:text-properties officeooo:rsid="00234498" officeooo:paragraph-rsid="00234498"/>
    </style:style>
    <style:style style:name="P199" style:family="paragraph" style:parent-style-name="Standard">
      <style:text-properties officeooo:rsid="00249380" officeooo:paragraph-rsid="00249380"/>
    </style:style>
    <style:style style:name="P200" style:family="paragraph" style:parent-style-name="Standard">
      <style:text-properties officeooo:paragraph-rsid="0031a262"/>
    </style:style>
    <style:style style:name="P201" style:family="paragraph" style:parent-style-name="Standard">
      <style:text-properties fo:font-weight="normal" officeooo:rsid="0031a262" officeooo:paragraph-rsid="0031a262" style:font-weight-asian="normal" style:font-weight-complex="normal"/>
    </style:style>
    <style:style style:name="P202" style:family="paragraph" style:parent-style-name="Standard">
      <style:text-properties fo:font-weight="normal" officeooo:rsid="0032deaa" officeooo:paragraph-rsid="0032deaa" style:font-weight-asian="normal" style:font-weight-complex="normal"/>
    </style:style>
    <style:style style:name="P203" style:family="paragraph" style:parent-style-name="Standard">
      <style:text-properties fo:font-weight="normal" officeooo:rsid="0032f523" officeooo:paragraph-rsid="0032f523" style:font-weight-asian="normal" style:font-weight-complex="normal"/>
    </style:style>
    <style:style style:name="P204" style:family="paragraph" style:parent-style-name="Standard">
      <style:text-properties fo:font-weight="normal" officeooo:rsid="0158ccab" officeooo:paragraph-rsid="0158ccab" style:font-weight-asian="normal" style:font-weight-complex="normal"/>
    </style:style>
    <style:style style:name="P205" style:family="paragraph" style:parent-style-name="Standard">
      <style:text-properties fo:font-weight="normal" officeooo:rsid="015ad06a" officeooo:paragraph-rsid="015ad06a" style:font-weight-asian="normal" style:font-weight-complex="normal"/>
    </style:style>
    <style:style style:name="P206" style:family="paragraph" style:parent-style-name="Standard">
      <style:text-properties officeooo:paragraph-rsid="0052f2ce"/>
    </style:style>
    <style:style style:name="P207" style:family="paragraph" style:parent-style-name="Standard">
      <style:text-properties officeooo:rsid="0052f2ce" officeooo:paragraph-rsid="0052f2ce"/>
    </style:style>
    <style:style style:name="P208" style:family="paragraph" style:parent-style-name="Standard">
      <style:text-properties style:use-window-font-color="true" style:font-name="Georgia" fo:font-size="11pt" fo:language="en" fo:country="US" fo:font-weight="normal" officeooo:rsid="0052f2ce" officeooo:paragraph-rsid="0052f2c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9" style:family="paragraph" style:parent-style-name="Standard">
      <style:text-properties style:use-window-font-color="true" style:font-name="Georgia" fo:font-size="11pt" fo:language="en" fo:country="US" fo:font-weight="normal" officeooo:rsid="006e8b91" officeooo:paragraph-rsid="006e8b9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10" style:family="paragraph" style:parent-style-name="Standard">
      <style:text-properties officeooo:paragraph-rsid="005cda45"/>
    </style:style>
    <style:style style:name="P211" style:family="paragraph" style:parent-style-name="Standard">
      <style:text-properties officeooo:paragraph-rsid="006e8b91"/>
    </style:style>
    <style:style style:name="P212" style:family="paragraph" style:parent-style-name="Standard">
      <style:text-properties officeooo:paragraph-rsid="006f6aba"/>
    </style:style>
    <style:style style:name="P213" style:family="paragraph" style:parent-style-name="Standard">
      <style:text-properties officeooo:paragraph-rsid="00757edf"/>
    </style:style>
    <style:style style:name="P214" style:family="paragraph" style:parent-style-name="Standard">
      <style:text-properties officeooo:paragraph-rsid="00774b4c"/>
    </style:style>
    <style:style style:name="P215" style:family="paragraph" style:parent-style-name="Standard">
      <style:text-properties officeooo:rsid="00854626" officeooo:paragraph-rsid="00854626"/>
    </style:style>
    <style:style style:name="P216" style:family="paragraph" style:parent-style-name="Standard">
      <style:text-properties officeooo:paragraph-rsid="004037d1"/>
    </style:style>
    <style:style style:name="P217" style:family="paragraph" style:parent-style-name="Standard">
      <style:text-properties officeooo:paragraph-rsid="00d234fb"/>
    </style:style>
    <style:style style:name="P218" style:family="paragraph" style:parent-style-name="Standard">
      <style:text-properties officeooo:paragraph-rsid="00edffa6"/>
    </style:style>
    <style:style style:name="P219" style:family="paragraph" style:parent-style-name="Standard">
      <style:text-properties officeooo:paragraph-rsid="00f1ddc8"/>
    </style:style>
    <style:style style:name="P220" style:family="paragraph" style:parent-style-name="Standard">
      <style:text-properties officeooo:paragraph-rsid="00f59f45"/>
    </style:style>
    <style:style style:name="P221" style:family="paragraph" style:parent-style-name="Standard">
      <style:text-properties fo:font-style="italic" officeooo:rsid="00f9112d" officeooo:paragraph-rsid="00f9112d" style:font-style-asian="italic" style:font-style-complex="italic"/>
    </style:style>
    <style:style style:name="P222" style:family="paragraph" style:parent-style-name="Standard">
      <style:text-properties fo:font-style="italic" officeooo:rsid="00f9f606" officeooo:paragraph-rsid="00f9f606" style:font-style-asian="italic" style:font-style-complex="italic"/>
    </style:style>
    <style:style style:name="P223" style:family="paragraph" style:parent-style-name="Standard">
      <style:text-properties fo:font-style="italic" officeooo:rsid="01368ff6" officeooo:paragraph-rsid="01368ff6" style:font-style-asian="italic" style:font-style-complex="italic"/>
    </style:style>
    <style:style style:name="P224" style:family="paragraph" style:parent-style-name="Standard">
      <style:text-properties fo:font-style="italic" officeooo:rsid="013de302" officeooo:paragraph-rsid="013de302" style:font-style-asian="italic" style:font-style-complex="italic"/>
    </style:style>
    <style:style style:name="P225" style:family="paragraph" style:parent-style-name="Standard">
      <style:text-properties officeooo:paragraph-rsid="00f9f606"/>
    </style:style>
    <style:style style:name="P226" style:family="paragraph" style:parent-style-name="Standard">
      <style:text-properties officeooo:paragraph-rsid="0106404a"/>
    </style:style>
    <style:style style:name="P227" style:family="paragraph" style:parent-style-name="Standard">
      <style:text-properties officeooo:rsid="002ed288" officeooo:paragraph-rsid="002ed288"/>
    </style:style>
    <style:style style:name="P228" style:family="paragraph" style:parent-style-name="Standard">
      <style:text-properties officeooo:paragraph-rsid="010b98d9"/>
    </style:style>
    <style:style style:name="P229" style:family="paragraph" style:parent-style-name="Standard">
      <style:text-properties officeooo:paragraph-rsid="0133fcdc"/>
    </style:style>
    <style:style style:name="P230" style:family="paragraph" style:parent-style-name="Standard">
      <style:text-properties officeooo:rsid="0116a783" officeooo:paragraph-rsid="0116a783"/>
    </style:style>
    <style:style style:name="P231" style:family="paragraph" style:parent-style-name="Standard">
      <style:text-properties officeooo:paragraph-rsid="00495413"/>
    </style:style>
    <style:style style:name="P232" style:family="paragraph" style:parent-style-name="Standard">
      <style:text-properties officeooo:rsid="0078a6e9" officeooo:paragraph-rsid="0078a6e9"/>
    </style:style>
    <style:style style:name="P233" style:family="paragraph" style:parent-style-name="Standard">
      <style:text-properties officeooo:paragraph-rsid="0158ccab"/>
    </style:style>
    <style:style style:name="P234" style:family="paragraph" style:parent-style-name="Preformatted_20_Text">
      <style:text-properties fo:font-variant="normal" fo:text-transform="none" style:font-name="var jp-code-font-family" fo:letter-spacing="normal" fo:font-style="normal" fo:font-weight="normal" officeooo:paragraph-rsid="001fc29e" style:font-weight-asian="normal" style:font-weight-complex="normal"/>
    </style:style>
    <style:style style:name="P23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236" style:family="paragraph" style:parent-style-name="Preformatted_20_Text">
      <style:paragraph-properties fo:margin-top="0in" fo:margin-bottom="0in" loext:contextual-spacing="false" fo:text-align="start" style:justify-single-word="false" fo:orphans="2" fo:widows="2" fo:padding="0in" fo:border="none"/>
    </style:style>
    <style:style style:name="P237" style:family="paragraph" style:parent-style-name="Standard" style:master-page-name="Standard">
      <style:paragraph-properties style:page-number="auto"/>
      <style:text-properties style:font-name="Georgia" fo:font-size="13pt" fo:font-weight="bold" style:font-size-asian="13pt" style:font-weight-asian="bold"/>
    </style:style>
    <style:style style:name="T1" style:family="text">
      <style:text-properties style:font-name="Georgia"/>
    </style:style>
    <style:style style:name="T2" style:family="text">
      <style:text-properties style:font-name="Georgia" fo:font-size="13pt" fo:font-weight="bold" style:font-size-asian="13pt" style:font-weight-asian="bold"/>
    </style:style>
    <style:style style:name="T3" style:family="text">
      <style:text-properties style:font-name="Georgia" fo:font-size="13pt" fo:font-weight="bold" fo:background-color="#ffff00" loext:char-shading-value="0" style:font-size-asian="13pt" style:font-weight-asian="bold"/>
    </style:style>
    <style:style style:name="T4" style:family="text">
      <style:text-properties style:font-name="Georgia" fo:font-weight="bold" style:font-weight-asian="bold"/>
    </style:style>
    <style:style style:name="T5" style:family="text">
      <style:text-properties style:font-name="Georgia" fo:font-weight="normal" style:font-weight-asian="normal" style:font-weight-complex="normal"/>
    </style:style>
    <style:style style:name="T6" style:family="text">
      <style:text-properties style:font-name="Georgia" fo:font-weight="normal" officeooo:rsid="0021688a" style:font-weight-asian="normal" style:font-weight-complex="normal"/>
    </style:style>
    <style:style style:name="T7" style:family="text">
      <style:text-properties style:font-name="Georgia" fo:font-weight="normal" officeooo:rsid="0029bed2" style:font-weight-asian="normal" style:font-weight-complex="normal"/>
    </style:style>
    <style:style style:name="T8" style:family="text">
      <style:text-properties style:font-name="Georgia" fo:font-weight="normal" officeooo:rsid="002d1b65" style:font-weight-asian="normal" style:font-weight-complex="normal"/>
    </style:style>
    <style:style style:name="T9" style:family="text">
      <style:text-properties style:font-name="Georgia" fo:font-weight="normal" officeooo:rsid="00314f99" style:font-weight-asian="normal" style:font-weight-complex="normal"/>
    </style:style>
    <style:style style:name="T10" style:family="text">
      <style:text-properties style:font-name="Georgia" fo:font-weight="normal" officeooo:rsid="00504e9e" style:font-weight-asian="normal" style:font-weight-complex="normal"/>
    </style:style>
    <style:style style:name="T11" style:family="text">
      <style:text-properties style:font-name="Georgia" fo:font-weight="normal" officeooo:rsid="00529b3e" style:font-weight-asian="normal" style:font-weight-complex="normal"/>
    </style:style>
    <style:style style:name="T12" style:family="text">
      <style:text-properties style:font-name="Georgia" fo:font-weight="normal" officeooo:rsid="0052f2ce" style:font-weight-asian="normal" style:font-weight-complex="normal"/>
    </style:style>
    <style:style style:name="T13" style:family="text">
      <style:text-properties style:font-name="Georgia" fo:font-weight="normal" officeooo:rsid="005f0ee4" style:font-weight-asian="normal" style:font-weight-complex="normal"/>
    </style:style>
    <style:style style:name="T14" style:family="text">
      <style:text-properties style:font-name="Georgia" fo:font-weight="normal" officeooo:rsid="005cda45" style:font-weight-asian="normal" style:font-weight-complex="normal"/>
    </style:style>
    <style:style style:name="T15" style:family="text">
      <style:text-properties style:font-name="Georgia" fo:font-weight="normal" officeooo:rsid="005fd9e7" style:font-weight-asian="normal" style:font-weight-complex="normal"/>
    </style:style>
    <style:style style:name="T16" style:family="text">
      <style:text-properties style:font-name="Georgia" fo:font-weight="normal" officeooo:rsid="00495413" style:font-weight-asian="normal" style:font-weight-complex="normal"/>
    </style:style>
    <style:style style:name="T17" style:family="text">
      <style:text-properties style:font-name="Georgia" fo:font-weight="normal" officeooo:rsid="00774b4c" style:font-weight-asian="normal" style:font-weight-complex="normal"/>
    </style:style>
    <style:style style:name="T18" style:family="text">
      <style:text-properties style:font-name="Georgia" fo:font-weight="normal" officeooo:rsid="007b4900" style:font-weight-asian="normal" style:font-weight-complex="normal"/>
    </style:style>
    <style:style style:name="T19" style:family="text">
      <style:text-properties style:font-name="Georgia" fo:font-weight="normal" officeooo:rsid="00757edf" style:font-weight-asian="normal" style:font-weight-complex="normal"/>
    </style:style>
    <style:style style:name="T20" style:family="text">
      <style:text-properties style:font-name="Georgia" fo:font-weight="normal" officeooo:rsid="007eea16" style:font-weight-asian="normal" style:font-weight-complex="normal"/>
    </style:style>
    <style:style style:name="T21" style:family="text">
      <style:text-properties style:font-name="Georgia" fo:font-weight="normal" officeooo:rsid="007d2553" style:font-weight-asian="normal" style:font-weight-complex="normal"/>
    </style:style>
    <style:style style:name="T22" style:family="text">
      <style:text-properties style:font-name="Georgia" fo:font-weight="normal" officeooo:rsid="004037d1" style:font-weight-asian="normal" style:font-weight-complex="normal"/>
    </style:style>
    <style:style style:name="T23" style:family="text">
      <style:text-properties style:font-name="Georgia" fo:font-weight="normal" officeooo:rsid="00c04bd8" style:font-weight-asian="normal" style:font-weight-complex="normal"/>
    </style:style>
    <style:style style:name="T24" style:family="text">
      <style:text-properties style:font-name="Georgia" fo:font-weight="normal" officeooo:rsid="00ccf71b" style:font-weight-asian="normal" style:font-weight-complex="normal"/>
    </style:style>
    <style:style style:name="T25" style:family="text">
      <style:text-properties style:font-name="Georgia" fo:font-weight="normal" officeooo:rsid="00ce66a0" style:font-weight-asian="normal" style:font-weight-complex="normal"/>
    </style:style>
    <style:style style:name="T26" style:family="text">
      <style:text-properties style:font-name="Georgia" fo:font-weight="normal" officeooo:rsid="00cefc80" style:font-weight-asian="normal" style:font-weight-complex="normal"/>
    </style:style>
    <style:style style:name="T27" style:family="text">
      <style:text-properties style:font-name="Georgia" fo:font-weight="normal" officeooo:rsid="00d0a54d" style:font-weight-asian="normal" style:font-weight-complex="normal"/>
    </style:style>
    <style:style style:name="T28" style:family="text">
      <style:text-properties style:font-name="Georgia" fo:font-weight="normal" officeooo:rsid="00d234fb" style:font-weight-asian="normal" style:font-weight-complex="normal"/>
    </style:style>
    <style:style style:name="T29" style:family="text">
      <style:text-properties style:font-name="Georgia" fo:font-weight="normal" officeooo:rsid="00d3dd7d" style:font-weight-asian="normal" style:font-weight-complex="normal"/>
    </style:style>
    <style:style style:name="T30" style:family="text">
      <style:text-properties style:font-name="Georgia" fo:font-weight="normal" officeooo:rsid="00d7ba04" style:font-weight-asian="normal" style:font-weight-complex="normal"/>
    </style:style>
    <style:style style:name="T31" style:family="text">
      <style:text-properties style:font-name="Georgia" fo:font-weight="normal" officeooo:rsid="00f1ddc8" style:font-weight-asian="normal" style:font-weight-complex="normal"/>
    </style:style>
    <style:style style:name="T32" style:family="text">
      <style:text-properties style:font-name="Georgia" fo:font-weight="normal" officeooo:rsid="00ec1942" style:font-weight-asian="normal" style:font-weight-complex="normal"/>
    </style:style>
    <style:style style:name="T33" style:family="text">
      <style:text-properties style:font-name="Georgia" fo:font-weight="normal" officeooo:rsid="00f49b77" style:font-weight-asian="normal" style:font-weight-complex="normal"/>
    </style:style>
    <style:style style:name="T34" style:family="text">
      <style:text-properties style:font-name="Georgia" fo:font-weight="normal" officeooo:rsid="00f59f45" style:font-weight-asian="normal" style:font-weight-complex="normal"/>
    </style:style>
    <style:style style:name="T35" style:family="text">
      <style:text-properties style:font-name="Georgia" fo:font-weight="normal" officeooo:rsid="00f5e06a" style:font-weight-asian="normal" style:font-weight-complex="normal"/>
    </style:style>
    <style:style style:name="T36" style:family="text">
      <style:text-properties style:font-name="Georgia" fo:font-weight="normal" officeooo:rsid="00f734b5" style:font-weight-asian="normal" style:font-weight-complex="normal"/>
    </style:style>
    <style:style style:name="T37" style:family="text">
      <style:text-properties style:font-name="Georgia" fo:font-weight="normal" officeooo:rsid="00f9112d" style:font-weight-asian="normal" style:font-weight-complex="normal"/>
    </style:style>
    <style:style style:name="T38" style:family="text">
      <style:text-properties style:font-name="Georgia" fo:font-weight="normal" officeooo:rsid="00f9f606" style:font-weight-asian="normal" style:font-weight-complex="normal"/>
    </style:style>
    <style:style style:name="T39" style:family="text">
      <style:text-properties style:font-name="Georgia" fo:font-weight="normal" officeooo:rsid="01501e0d" style:font-weight-asian="normal" style:font-weight-complex="normal"/>
    </style:style>
    <style:style style:name="T40" style:family="text">
      <style:text-properties style:font-name="Georgia" officeooo:rsid="0032f523"/>
    </style:style>
    <style:style style:name="T41" style:family="text">
      <style:text-properties style:font-name="Georgia" officeooo:rsid="00341f9b"/>
    </style:style>
    <style:style style:name="T42" style:family="text">
      <style:text-properties style:font-name="Georgia" officeooo:rsid="00352c08"/>
    </style:style>
    <style:style style:name="T43" style:family="text">
      <style:text-properties style:font-name="Georgia" fo:font-style="normal" fo:font-weight="normal" style:font-style-asian="normal" style:font-weight-asian="normal" style:font-style-complex="normal" style:font-weight-complex="normal"/>
    </style:style>
    <style:style style:name="T44" style:family="text">
      <style:text-properties style:font-name="Georgia" fo:font-style="normal" fo:font-weight="normal" officeooo:rsid="0100e8ee" style:font-style-asian="normal" style:font-weight-asian="normal" style:font-style-complex="normal" style:font-weight-complex="normal"/>
    </style:style>
    <style:style style:name="T45" style:family="text">
      <style:text-properties style:font-name="Georgia" fo:font-style="normal" fo:font-weight="normal" officeooo:rsid="01022ce4" style:font-style-asian="normal" style:font-weight-asian="normal" style:font-style-complex="normal" style:font-weight-complex="normal"/>
    </style:style>
    <style:style style:name="T46" style:family="text">
      <style:text-properties style:font-name="Georgia" fo:font-style="normal" fo:font-weight="normal" officeooo:rsid="0103c2ca" style:font-style-asian="normal" style:font-weight-asian="normal" style:font-style-complex="normal" style:font-weight-complex="normal"/>
    </style:style>
    <style:style style:name="T47" style:family="text">
      <style:text-properties style:font-name="Georgia" fo:font-style="normal" fo:font-weight="normal" officeooo:rsid="01047609" style:font-style-asian="normal" style:font-weight-asian="normal" style:font-style-complex="normal" style:font-weight-complex="normal"/>
    </style:style>
    <style:style style:name="T48" style:family="text">
      <style:text-properties style:font-name="Georgia" fo:font-style="normal" fo:font-weight="normal" officeooo:rsid="0106404a" style:font-style-asian="normal" style:font-weight-asian="normal" style:font-style-complex="normal" style:font-weight-complex="normal"/>
    </style:style>
    <style:style style:name="T49" style:family="text">
      <style:text-properties style:font-name="Georgia" fo:font-style="normal" fo:font-weight="normal" officeooo:rsid="0105c0bb" style:font-style-asian="normal" style:font-weight-asian="normal" style:font-style-complex="normal" style:font-weight-complex="normal"/>
    </style:style>
    <style:style style:name="T50" style:family="text">
      <style:text-properties style:font-name="Georgia" fo:font-style="normal" fo:font-weight="normal" officeooo:rsid="010b98d9" style:font-style-asian="normal" style:font-weight-asian="normal" style:font-style-complex="normal" style:font-weight-complex="normal"/>
    </style:style>
    <style:style style:name="T51" style:family="text">
      <style:text-properties style:font-name="Georgia" fo:font-style="normal" fo:font-weight="normal" officeooo:rsid="010ee2f4" style:font-style-asian="normal" style:font-weight-asian="normal" style:font-style-complex="normal" style:font-weight-complex="normal"/>
    </style:style>
    <style:style style:name="T52" style:family="text">
      <style:text-properties style:font-name="Georgia" fo:font-style="normal" fo:font-weight="normal" officeooo:rsid="010fe423" style:font-style-asian="normal" style:font-weight-asian="normal" style:font-style-complex="normal" style:font-weight-complex="normal"/>
    </style:style>
    <style:style style:name="T53" style:family="text">
      <style:text-properties style:font-name="Georgia" fo:font-style="normal" fo:font-weight="normal" officeooo:rsid="011026c7" style:font-style-asian="normal" style:font-weight-asian="normal" style:font-style-complex="normal" style:font-weight-complex="normal"/>
    </style:style>
    <style:style style:name="T54" style:family="text">
      <style:text-properties style:font-name="Georgia" fo:font-style="normal" fo:font-weight="normal" officeooo:rsid="010d4c31" style:font-style-asian="normal" style:font-weight-asian="normal" style:font-style-complex="normal" style:font-weight-complex="normal"/>
    </style:style>
    <style:style style:name="T55" style:family="text">
      <style:text-properties style:font-name="Georgia" fo:font-style="normal" fo:font-weight="normal" officeooo:rsid="01117bad" style:font-style-asian="normal" style:font-weight-asian="normal" style:font-style-complex="normal" style:font-weight-complex="normal"/>
    </style:style>
    <style:style style:name="T56" style:family="text">
      <style:text-properties style:font-name="Georgia" fo:font-style="normal" fo:font-weight="normal" officeooo:rsid="01122810" style:font-style-asian="normal" style:font-weight-asian="normal" style:font-style-complex="normal" style:font-weight-complex="normal"/>
    </style:style>
    <style:style style:name="T57" style:family="text">
      <style:text-properties style:font-name="Georgia" fo:font-style="normal" fo:font-weight="normal" officeooo:rsid="01133756" style:font-style-asian="normal" style:font-weight-asian="normal" style:font-style-complex="normal" style:font-weight-complex="normal"/>
    </style:style>
    <style:style style:name="T58" style:family="text">
      <style:text-properties style:font-name="Georgia" fo:font-style="normal" fo:font-weight="normal" officeooo:rsid="01149a19" style:font-style-asian="normal" style:font-weight-asian="normal" style:font-style-complex="normal" style:font-weight-complex="normal"/>
    </style:style>
    <style:style style:name="T59" style:family="text">
      <style:text-properties style:font-name="Georgia" fo:font-style="normal" fo:font-weight="normal" officeooo:rsid="0115b9a7" style:font-style-asian="normal" style:font-weight-asian="normal" style:font-style-complex="normal" style:font-weight-complex="normal"/>
    </style:style>
    <style:style style:name="T60" style:family="text">
      <style:text-properties style:font-name="Georgia" fo:font-style="normal" fo:font-weight="normal" officeooo:rsid="0115c5ca" style:font-style-asian="normal" style:font-weight-asian="normal" style:font-style-complex="normal" style:font-weight-complex="normal"/>
    </style:style>
    <style:style style:name="T61" style:family="text">
      <style:text-properties style:font-name="Georgia" fo:font-style="normal" fo:font-weight="normal" officeooo:rsid="0115db04" style:font-style-asian="normal" style:font-weight-asian="normal" style:font-style-complex="normal" style:font-weight-complex="normal"/>
    </style:style>
    <style:style style:name="T62" style:family="text">
      <style:text-properties style:font-name="Georgia" fo:font-style="normal" fo:font-weight="normal" officeooo:rsid="01165c9a" style:font-style-asian="normal" style:font-weight-asian="normal" style:font-style-complex="normal" style:font-weight-complex="normal"/>
    </style:style>
    <style:style style:name="T63" style:family="text">
      <style:text-properties style:font-name="Georgia" fo:font-style="normal" fo:font-weight="normal" officeooo:rsid="011ece85" style:font-style-asian="normal" style:font-weight-asian="normal" style:font-style-complex="normal" style:font-weight-complex="normal"/>
    </style:style>
    <style:style style:name="T64" style:family="text">
      <style:text-properties style:font-name="Georgia" fo:font-style="normal" fo:font-weight="normal" officeooo:rsid="01354b00" style:font-style-asian="normal" style:font-weight-asian="normal" style:font-style-complex="normal" style:font-weight-complex="normal"/>
    </style:style>
    <style:style style:name="T65" style:family="text">
      <style:text-properties style:font-name="Georgia" fo:font-style="normal" fo:font-weight="normal" officeooo:rsid="01368ff6" style:font-style-asian="normal" style:font-weight-asian="normal" style:font-style-complex="normal" style:font-weight-complex="normal"/>
    </style:style>
    <style:style style:name="T66" style:family="text">
      <style:text-properties style:font-name="Georgia" fo:font-style="normal" fo:font-weight="normal" officeooo:rsid="0136c0ce" style:font-style-asian="normal" style:font-weight-asian="normal" style:font-style-complex="normal" style:font-weight-complex="normal"/>
    </style:style>
    <style:style style:name="T67" style:family="text">
      <style:text-properties style:font-name="Georgia" fo:font-style="normal" fo:font-weight="normal" officeooo:rsid="0137ba47" style:font-style-asian="normal" style:font-weight-asian="normal" style:font-style-complex="normal" style:font-weight-complex="normal"/>
    </style:style>
    <style:style style:name="T68" style:family="text">
      <style:text-properties style:font-name="Georgia" fo:font-style="normal" fo:font-weight="normal" officeooo:rsid="013e2d22" style:font-style-asian="normal" style:font-weight-asian="normal" style:font-style-complex="normal" style:font-weight-complex="normal"/>
    </style:style>
    <style:style style:name="T69" style:family="text">
      <style:text-properties style:font-name="Georgia" fo:font-style="normal" fo:font-weight="normal" officeooo:rsid="0106404a" fo:background-color="transparent" loext:char-shading-value="0" style:font-style-asian="normal" style:font-weight-asian="normal" style:font-style-complex="normal" style:font-weight-complex="normal"/>
    </style:style>
    <style:style style:name="T70" style:family="text">
      <style:text-properties style:font-name="Georgia" officeooo:rsid="015ad06a"/>
    </style:style>
    <style:style style:name="T71" style:family="text">
      <style:text-properties style:font-name="Georgia" officeooo:rsid="015c349c"/>
    </style:style>
    <style:style style:name="T72" style:family="text">
      <style:text-properties style:use-window-font-color="true" style:font-name="Georgia"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3" style:family="text">
      <style:text-properties style:use-window-font-color="true" style:font-name="Georgia" fo:font-size="11pt" fo:language="en" fo:country="US" fo:font-weight="normal" officeooo:rsid="002d1b6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4" style:family="text">
      <style:text-properties style:use-window-font-color="true" style:font-name="Georgia" fo:font-size="11pt" fo:language="en" fo:country="US" fo:font-weight="normal" officeooo:rsid="0052f2c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5" style:family="text">
      <style:text-properties style:use-window-font-color="true" style:font-name="Georgia" fo:font-size="11pt" fo:language="en" fo:country="US" fo:font-weight="normal" officeooo:rsid="005f0ee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6" style:family="text">
      <style:text-properties style:use-window-font-color="true" style:font-name="Georgia" fo:font-size="11pt" fo:language="en" fo:country="US" fo:font-weight="normal" officeooo:rsid="006e8b9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7" style:family="text">
      <style:text-properties style:use-window-font-color="true" style:font-name="Georgia" fo:font-size="11pt" fo:language="en" fo:country="US" fo:font-weight="normal" officeooo:rsid="006f6ab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8" style:family="text">
      <style:text-properties style:use-window-font-color="true" style:font-name="Georgia" fo:font-size="11pt" fo:language="en" fo:country="US" fo:font-weight="normal" officeooo:rsid="00774b4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9" style:family="text">
      <style:text-properties style:use-window-font-color="true" style:font-name="Georgia" fo:font-size="11pt" fo:language="en" fo:country="US" fo:font-weight="normal" officeooo:rsid="007eea1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0" style:family="text">
      <style:text-properties style:use-window-font-color="true" style:font-name="Georgia" fo:font-size="11pt" fo:language="en" fo:country="US" fo:font-weight="normal" officeooo:rsid="0087455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1" style:family="text">
      <style:text-properties style:use-window-font-color="true" style:font-name="Georgia" fo:font-size="11pt" fo:language="en" fo:country="US" fo:font-weight="normal" officeooo:rsid="00ac0b0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2" style:family="text">
      <style:text-properties style:use-window-font-color="true" style:font-name="Georgia" fo:font-size="11pt" fo:language="en" fo:country="US" fo:font-weight="normal" officeooo:rsid="00f1ddc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3" style:family="text">
      <style:text-properties style:use-window-font-color="true" style:font-name="Georgia" fo:font-size="11pt" fo:language="en" fo:country="US" fo:font-weight="normal" officeooo:rsid="00f4d54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4" style:family="text">
      <style:text-properties style:use-window-font-color="true" style:font-name="Georgia" fo:font-size="11pt" fo:language="en" fo:country="US" fo:font-weight="normal" officeooo:rsid="00f59f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5" style:family="text">
      <style:text-properties style:use-window-font-color="true" style:font-name="Georgia" fo:font-size="11pt" fo:language="en" fo:country="US" fo:font-weight="normal" officeooo:rsid="00f734b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6" style:family="text">
      <style:text-properties style:use-window-font-color="true" style:font-name="Georgia" fo:font-size="11pt" fo:language="en" fo:country="US" fo:font-weight="normal" officeooo:rsid="00f9f60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7" style:family="text">
      <style:text-properties style:use-window-font-color="true" style:font-name="Georgia" fo:font-size="11pt" fo:language="en" fo:country="US" fo:font-weight="normal" officeooo:rsid="014b85b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8" style:family="text">
      <style:text-properties style:use-window-font-color="true" style:font-name="Georgia" fo:font-size="11pt" fo:language="en" fo:country="US" fo:font-weight="normal" officeooo:rsid="014d8a1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9" style:family="text">
      <style:text-properties style:use-window-font-color="true" style:font-name="Georgia" fo:font-size="11pt" fo:language="en" fo:country="US" fo:font-style="normal" fo:font-weight="normal" officeooo:rsid="0106404a"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0" style:family="text">
      <style:text-properties style:use-window-font-color="true" style:font-name="Georgia" fo:font-size="11pt" fo:language="en" fo:country="US" fo:font-style="normal" fo:font-weight="normal" officeooo:rsid="010ee2f4"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1" style:family="text">
      <style:text-properties style:use-window-font-color="true" style:font-name="Georgia" fo:font-size="11pt" fo:language="en" fo:country="US" fo:font-style="normal" fo:font-weight="normal" officeooo:rsid="011026c7"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2" style:family="text">
      <style:text-properties style:use-window-font-color="true" fo:font-size="11pt" fo:language="en" fo:country="US" fo:font-style="normal" fo:font-weight="normal" officeooo:rsid="01165c9a"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3" style:family="text">
      <style:text-properties style:use-window-font-color="true"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94" style:family="text">
      <style:text-properties style:use-window-font-color="true" fo:font-size="11pt" fo:language="en" fo:country="US" officeooo:rsid="016216d9" style:letter-kerning="false" style:font-name-asian="Calibri1" style:font-size-asian="11pt" style:language-asian="en" style:country-asian="US" style:font-name-complex="DejaVu Sans" style:font-size-complex="11pt" style:language-complex="ar" style:country-complex="SA"/>
    </style:style>
    <style:style style:name="T95" style:family="text">
      <style:text-properties style:use-window-font-color="true" fo:font-size="11pt" fo:language="en" fo:country="US" officeooo:rsid="01637785" style:letter-kerning="false" style:font-name-asian="Calibri1" style:font-size-asian="11pt" style:language-asian="en" style:country-asian="US" style:font-name-complex="DejaVu Sans" style:font-size-complex="11pt" style:language-complex="ar" style:country-complex="SA"/>
    </style:style>
    <style:style style:name="T96" style:family="text">
      <style:text-properties officeooo:rsid="00352c08"/>
    </style:style>
    <style:style style:name="T97" style:family="text">
      <style:text-properties officeooo:rsid="0036e92e"/>
    </style:style>
    <style:style style:name="T98" style:family="text">
      <style:text-properties officeooo:rsid="0038ae0e"/>
    </style:style>
    <style:style style:name="T99" style:family="text">
      <style:text-properties officeooo:rsid="003a1980"/>
    </style:style>
    <style:style style:name="T100" style:family="text">
      <style:text-properties officeooo:rsid="003e09e6"/>
    </style:style>
    <style:style style:name="T101" style:family="text">
      <style:text-properties officeooo:rsid="0041a53b"/>
    </style:style>
    <style:style style:name="T102" style:family="text">
      <style:text-properties officeooo:rsid="004d2cae"/>
    </style:style>
    <style:style style:name="T103" style:family="text">
      <style:text-properties officeooo:rsid="004d809a"/>
    </style:style>
    <style:style style:name="T104" style:family="text">
      <style:text-properties officeooo:rsid="004e5869"/>
    </style:style>
    <style:style style:name="T105" style:family="text">
      <style:text-properties officeooo:rsid="004f1c88"/>
    </style:style>
    <style:style style:name="T106" style:family="text">
      <style:text-properties officeooo:rsid="0051b9f4"/>
    </style:style>
    <style:style style:name="T107" style:family="text">
      <style:text-properties officeooo:rsid="005c8244"/>
    </style:style>
    <style:style style:name="T108" style:family="text">
      <style:text-properties officeooo:rsid="005cda45"/>
    </style:style>
    <style:style style:name="T109" style:family="text">
      <style:text-properties officeooo:rsid="005fd9e7"/>
    </style:style>
    <style:style style:name="T110" style:family="text">
      <style:text-properties officeooo:rsid="00607e63"/>
    </style:style>
    <style:style style:name="T111" style:family="text">
      <style:text-properties officeooo:rsid="00659841"/>
    </style:style>
    <style:style style:name="T112" style:family="text">
      <style:text-properties officeooo:rsid="00672a1f"/>
    </style:style>
    <style:style style:name="T113" style:family="text">
      <style:text-properties fo:font-weight="normal" officeooo:rsid="007472ca" style:font-weight-asian="normal" style:font-weight-complex="normal"/>
    </style:style>
    <style:style style:name="T114" style:family="text">
      <style:text-properties fo:font-weight="normal" officeooo:rsid="0158ccab" style:font-weight-asian="normal" style:font-weight-complex="normal"/>
    </style:style>
    <style:style style:name="T115" style:family="text">
      <style:text-properties officeooo:rsid="007a397a"/>
    </style:style>
    <style:style style:name="T116" style:family="text">
      <style:text-properties officeooo:rsid="007b4900"/>
    </style:style>
    <style:style style:name="T117" style:family="text">
      <style:text-properties fo:font-weight="bold" style:font-weight-asian="bold"/>
    </style:style>
    <style:style style:name="T118" style:family="text">
      <style:text-properties style:font-weight-complex="normal"/>
    </style:style>
    <style:style style:name="T119" style:family="text">
      <style:text-properties officeooo:rsid="007d2553" style:font-weight-complex="normal"/>
    </style:style>
    <style:style style:name="T120" style:family="text">
      <style:text-properties officeooo:rsid="0080aaaa" style:font-weight-complex="normal"/>
    </style:style>
    <style:style style:name="T121" style:family="text">
      <style:text-properties officeooo:rsid="008f4e84" style:font-weight-complex="normal"/>
    </style:style>
    <style:style style:name="T122" style:family="text">
      <style:text-properties officeooo:rsid="015690f9" style:font-weight-complex="normal"/>
    </style:style>
    <style:style style:name="T123" style:family="text">
      <style:text-properties officeooo:rsid="0158355c" style:font-weight-complex="normal"/>
    </style:style>
    <style:style style:name="T124" style:family="text">
      <style:text-properties officeooo:rsid="008a6f61"/>
    </style:style>
    <style:style style:name="T125" style:family="text">
      <style:text-properties officeooo:rsid="008b0a2b"/>
    </style:style>
    <style:style style:name="T126" style:family="text">
      <style:text-properties officeooo:rsid="008cae84"/>
    </style:style>
    <style:style style:name="T127" style:family="text">
      <style:text-properties officeooo:rsid="0093ac9e"/>
    </style:style>
    <style:style style:name="T128" style:family="text">
      <style:text-properties officeooo:rsid="00973207"/>
    </style:style>
    <style:style style:name="T129" style:family="text">
      <style:text-properties officeooo:rsid="00978bf5"/>
    </style:style>
    <style:style style:name="T130" style:family="text">
      <style:text-properties officeooo:rsid="0098f26b"/>
    </style:style>
    <style:style style:name="T131" style:family="text">
      <style:text-properties officeooo:rsid="00a012e7"/>
    </style:style>
    <style:style style:name="T132" style:family="text">
      <style:text-properties officeooo:rsid="00a086cb"/>
    </style:style>
    <style:style style:name="T133" style:family="text">
      <style:text-properties officeooo:rsid="00a16dba"/>
    </style:style>
    <style:style style:name="T134" style:family="text">
      <style:text-properties officeooo:rsid="00a2803d"/>
    </style:style>
    <style:style style:name="T135" style:family="text">
      <style:text-properties officeooo:rsid="00a4daee"/>
    </style:style>
    <style:style style:name="T136" style:family="text">
      <style:text-properties officeooo:rsid="00a7ed87"/>
    </style:style>
    <style:style style:name="T137" style:family="text">
      <style:text-properties officeooo:rsid="00aa0cc6"/>
    </style:style>
    <style:style style:name="T138" style:family="text">
      <style:text-properties officeooo:rsid="00b05b72"/>
    </style:style>
    <style:style style:name="T139" style:family="text">
      <style:text-properties officeooo:rsid="00b376a6"/>
    </style:style>
    <style:style style:name="T140" style:family="text">
      <style:text-properties officeooo:rsid="00b3a9b3"/>
    </style:style>
    <style:style style:name="T141" style:family="text">
      <style:text-properties officeooo:rsid="00b9a257"/>
    </style:style>
    <style:style style:name="T142" style:family="text">
      <style:text-properties officeooo:rsid="00ba8131"/>
    </style:style>
    <style:style style:name="T143" style:family="text">
      <style:text-properties officeooo:rsid="00bbde0c"/>
    </style:style>
    <style:style style:name="T144" style:family="text">
      <style:text-properties officeooo:rsid="00bf9692"/>
    </style:style>
    <style:style style:name="T145" style:family="text">
      <style:text-properties officeooo:rsid="00c7acf6"/>
    </style:style>
    <style:style style:name="T146" style:family="text">
      <style:text-properties officeooo:rsid="00ccf71b"/>
    </style:style>
    <style:style style:name="T147" style:family="text">
      <style:text-properties officeooo:rsid="00d6abe6"/>
    </style:style>
    <style:style style:name="T148" style:family="text">
      <style:text-properties officeooo:rsid="00eb5181"/>
    </style:style>
    <style:style style:name="T149" style:family="text">
      <style:text-properties officeooo:rsid="00ef02c8"/>
    </style:style>
    <style:style style:name="T150" style:family="text">
      <style:text-properties officeooo:rsid="00f0bc62"/>
    </style:style>
    <style:style style:name="T151" style:family="text">
      <style:text-properties officeooo:rsid="00f59f45"/>
    </style:style>
    <style:style style:name="T152" style:family="text">
      <style:text-properties officeooo:rsid="00fb2fd5"/>
    </style:style>
    <style:style style:name="T153" style:family="text">
      <style:text-properties officeooo:rsid="00fbfb54"/>
    </style:style>
    <style:style style:name="T154" style:family="text">
      <style:text-properties officeooo:rsid="00fe87e6"/>
    </style:style>
    <style:style style:name="T155" style:family="text">
      <style:text-properties officeooo:rsid="01007458"/>
    </style:style>
    <style:style style:name="T156" style:family="text">
      <style:text-properties officeooo:rsid="0100e8ee"/>
    </style:style>
    <style:style style:name="T157" style:family="text">
      <style:text-properties officeooo:rsid="0104399c"/>
    </style:style>
    <style:style style:name="T158" style:family="text">
      <style:text-properties fo:font-style="normal" fo:font-weight="normal" officeooo:rsid="0115db04" style:font-style-asian="normal" style:font-weight-asian="normal" style:font-style-complex="normal" style:font-weight-complex="normal"/>
    </style:style>
    <style:style style:name="T159" style:family="text">
      <style:text-properties fo:font-style="normal" fo:font-weight="normal" officeooo:rsid="01165c9a" style:font-style-asian="normal" style:font-weight-asian="normal" style:font-style-complex="normal" style:font-weight-complex="normal"/>
    </style:style>
    <style:style style:name="T160" style:family="text">
      <style:text-properties officeooo:rsid="0139e5fe"/>
    </style:style>
    <style:style style:name="T161" style:family="text">
      <style:text-properties officeooo:rsid="013b2bdf"/>
    </style:style>
    <style:style style:name="T162" style:family="text">
      <style:text-properties officeooo:rsid="013bebed"/>
    </style:style>
    <style:style style:name="T163" style:family="text">
      <style:text-properties officeooo:rsid="013c86c8"/>
    </style:style>
    <style:style style:name="T164" style:family="text">
      <style:text-properties officeooo:rsid="0146cc5e"/>
    </style:style>
    <style:style style:name="T165" style:family="text">
      <style:text-properties officeooo:rsid="014d846f"/>
    </style:style>
    <style:style style:name="T166" style:family="text">
      <style:text-properties officeooo:rsid="014d8a15"/>
    </style:style>
    <style:style style:name="T167" style:family="text">
      <style:text-properties officeooo:rsid="0150a747"/>
    </style:style>
    <style:style style:name="T168" style:family="text">
      <style:text-properties officeooo:rsid="01612394"/>
    </style:style>
    <style:style style:name="T169" style:family="text">
      <style:text-properties officeooo:rsid="01615529"/>
    </style:style>
    <style:style style:name="T170" style:family="text">
      <style:text-properties officeooo:rsid="0161a217"/>
    </style:style>
    <style:style style:name="T171" style:family="text">
      <style:text-properties officeooo:rsid="01637785"/>
    </style:style>
    <style:style style:name="T172" style:family="text">
      <style:text-properties officeooo:rsid="0164ede1"/>
    </style:style>
    <style:style style:name="T173" style:family="text">
      <style:text-properties officeooo:rsid="016669b2"/>
    </style:style>
    <style:style style:name="T174" style:family="text">
      <style:text-properties officeooo:rsid="0166c72d"/>
    </style:style>
    <style:style style:name="T175" style:family="text">
      <style:text-properties officeooo:rsid="016842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Ethnography</text:p>
      <text:p text:style-name="P2">The Orun of northeastern Nomenes and Yaltali; (at least) 50,000 BBT</text:p>
      <text:p text:style-name="P1"/>
      <text:p text:style-name="P195">Summary:</text:p>
      <text:p text:style-name="P195">-Loosely unified bronze-age city states in the savanna, mountains, and forests of northeastern Nomenes. Connected by established trade routes.</text:p>
      <text:p text:style-name="P195">-Very centralized polytheism, including ancestor veneration and apotheism. Religious focus is <text:span text:style-name="T170">that might-makes-right, and superior beings deserve veneration (extends into ancestor veneration, as all dead are naturally superior by nature of their proximity to the gods).</text:span></text:p>
      <text:p text:style-name="P195">-<text:span text:style-name="T170">Distributed church and state politics. Akobi is a distant all-powerful religious ruler, but most administration is done by local chiefs or kings. Local religious representation of Yan connects and loosely unifies the city states.</text:span></text:p>
      <text:p text:style-name="P195">-<text:span text:style-name="T170">Conflict prone</text:span></text:p>
      <text:p text:style-name="P1"/>
      <text:p text:style-name="P3"><text:bookmark-start text:name="1"/>Questions of Place.<text:bookmark-end text:name="1"/></text:p>
      <text:p text:style-name="P5">Geography</text:p>
      <text:p text:style-name="P7">Describe the geography of where your society calls home.</text:p>
      <text:p text:style-name="P197"><text:span text:style-name="T6">Orun culture in Yaltali and north eastern Nomenes stretches along </text:span><text:span text:style-name="T73">four</text:span><text:span text:style-name="T6"> regions: Yaltali, where the Kekere tribes make their homes, the hot jungle island off the coast of Nomenes; Kijikiji, the tip of mainland Nomenes closest to Yaltali; </text:span><text:span text:style-name="T8">Yanrin, the desert west of Kijikiji; </text:span><text:span text:style-name="T6">and Ka, the high mountains and forests that stretch south along the eastern coast of Nomenes.</text:span></text:p>
      <text:p text:style-name="P63"/>
      <text:p text:style-name="P198"><text:span text:style-name="T6">Y</text:span><text:span text:style-name="T5">altali is a large equatorial island </text:span><text:span text:style-name="T9">around 300 miles</text:span><text:span text:style-name="T5"> off the north eastern coast of Nomenes. Along the center of the island crawls the sharp spine-like mountains that isolate many of the small Kekere tribes. The strong winds and rains have carved the mountains into twisting rock structures, including sky-high bridges that arc from one peak to the next.</text:span></text:p>
      <text:p text:style-name="P64"/>
      <text:p text:style-name="P64">Kijikiji is a large jungle region in the north eastern corner of Nomenes. Parts of Kijikiji are giant mangrove-like swamps, with the massive trees partly submerged by coastal floods. Their roots form submarine tunnels and caves. The massive trees of Kijikiji rise hundreds of feet into the sky, their canopies intertwining to protect the forest from tropical storms that blow through Ona, the Orun name for the sea between Kijikiji and Yaltali.</text:p>
      <text:p text:style-name="P64"/>
      <text:p text:style-name="P199"><text:span text:style-name="T5">The Kijikiji covers the north eastern peninsula, and is split from the massive inland desert by the mountain range the stretches along the entire length of Nomenes. This range is called the Daabobo by the Orun, </text:span><text:span text:style-name="T7">and holds significant meaning in their mythos and culture. Beyond the Daabobo is Yanrin, the place of golden sands, </text:span><text:span text:style-name="T9">around 500 miles west of the center of Kijikiji</text:span><text:span text:style-name="T7">. </text:span><text:span text:style-name="T8">Yanrin is massive and mostly barren but for the Odo Iye river flowing north from the Daabobo range. The Odo Iye river valley is lush enough to accommodate Orun towns and civilization.</text:span></text:p>
      <text:p text:style-name="P67"/>
      <text:p text:style-name="P227"><text:span text:style-name="T8">T</text:span><text:span text:style-name="T5">he mountains of Ka are tall and dense with forests and rivers, </text:span><text:span text:style-name="T9">and their heart lies around 700 miles south of the heart of Kijikiji</text:span><text:span text:style-name="T5">. The often maze-like spires limit the larger terrestrial predators of the region from reaching the Orun towns and cities. The mountains are more temperate than the Kijikiji jungles to the north, but bamboo forests still thrive in the often fog-laden valley ways.</text:span></text:p>
      <text:p text:style-name="P159"/>
      <text:p text:style-name="P160">There is a fifth, lesser <text:span text:style-name="T164">used</text:span> region: Ayekiri, the Crystal Passages. These are the caves that run beneath all of Nomenes and much of the rest of the world.</text:p>
      <text:p text:style-name="P63"><text:soft-page-break/></text:p>
      <text:p text:style-name="P8">Describe the climate your society deals with. How severe are their seasons?</text:p>
      <text:p text:style-name="P65">The four regions have varying climates. Kijikiji and Yaltali share hot, humid weather almost year-round. Tropical storms and monsoons batter their coasts reliably each season from the eastern ocean gyre.</text:p>
      <text:p text:style-name="P65"/>
      <text:p text:style-name="P65">Yanrin falls within the rain shadow of the Daabobo mountains, leading to a climate hotter than Kijikiji and significantly more dry. Few plants or animals survive in this area, though there are some that have adapted to the brutal heat.</text:p>
      <text:p text:style-name="P65"/>
      <text:p text:style-name="P66">Ka is slightly more temperate than Kijikiji, though mostly because of its elevation and large lakes. The tropical storms from the east also hit the Ka region, though the rocky spires block much of the storms.</text:p>
      <text:p text:style-name="P8"/>
      <text:p text:style-name="P200"><text:span text:style-name="T4">What kinds of natural di</text:span><text:bookmark text:name="_GoBack"/><text:span text:style-name="T4">sasters has this society gotten used to?</text:span></text:p>
      <text:p text:style-name="P165">The most significant natural disasters are the seasonal monsoons. The eastern gyre is powered by—and powers—the equatorial winds, bringing consistent and powerful hurricanes and storms. The trees of Kijikiji have adapted to grow tall and strong, with their canopies and roots intertwining to provide network strength.</text:p>
      <text:p text:style-name="P11"><text:line-break/>What is this place's most abundant resource?</text:p>
      <text:p text:style-name="P201"><text:span text:style-name="T1">Ka is rich with metals, both in the rivers and lakes and in the mountain spires. </text:span><text:span text:style-name="T40">The bamboo forests in the lake and river areas are interspersed with sugar cane and regional caves are filled with silkworms and dangerous—though valuable—silk-producing giant spiders.</text:span></text:p>
      <text:p text:style-name="P11"/>
      <text:p text:style-name="P202"><text:span text:style-name="T1">The Odo Iye river valley and the surrounding desert is filled with valuable spice plants and roots. </text:span><text:span text:style-name="T40">The desert itself is also dotted with salt flats and patches of cacti filled with a hallucinogenic sap used in ritual incense. </text:span><text:span text:style-name="T41">The desert is also home to giant insects with thick chitin plates and meat.</text:span></text:p>
      <text:p text:style-name="P72"/>
      <text:p text:style-name="P203"><text:span text:style-name="T1">Kijikiji’s mangroves are home to many kinds of fish and crocodile and giant insect, giving plentiful supplies of fish oils, leather, and chitin. </text:span><text:span text:style-name="T42">Yaltali’s resources are similar to Kijikiji.</text:span></text:p>
      <text:p text:style-name="P11"><text:line-break/>What is its most valuable resource?<text:line-break/>What resource is it most lacking?<text:line-break/></text:p>
      <text:p text:style-name="P5">Food</text:p>
      <text:p text:style-name="P9">What are the most commonly grown foods and most commonly eaten meats?</text:p>
      <text:p text:style-name="P68">Kijikiji’s root caves are dark and moist and home to many mushrooms and edible fungi. <text:span text:style-name="T96">There are plenty of tropical fruits throughout the region as well that the Orun harvest and domesticate. The caves are also home to crocodiles, fish, and giant insects that are often hunted for their meats.</text:span></text:p>
      <text:p text:style-name="P68"/>
      <text:p text:style-name="P69">Yaltali’s coastal floodplains allow the Kekere to farm rice, and the small dinosaurs and bugs of the island offer plentiful meats. </text:p>
      <text:p text:style-name="P68"/>
      <text:p text:style-name="P69">The Orun of Yanrin and the Odo Iye basin cultivate a wide range of crops: <text:span text:style-name="T97">wheat, barley, vegetables, pomegranates, and flax among them. </text:span><text:span text:style-name="T98">They domesticated the large passive kokoro insects </text:span><text:span text:style-name="T99">as work creatures and as a source of food.</text:span></text:p>
      <text:p text:style-name="P69"><text:soft-page-break/></text:p>
      <text:p text:style-name="P70">The Ka region’s mountain terraces are perfect for small-scale rice paddies, and the region is also home to various fruit trees. The forests are plentiful in monkeys and other small mammals as well as small aerial raptors and other dinosaurs.</text:p>
      <text:p text:style-name="P10"><text:line-break/>What foods are considered exotic or expensive?<text:line-break/>What forms of alcohol are common?</text:p>
      <text:p text:style-name="P71">Saki is common in Ka <text:span text:style-name="T100">and Yaltali</text:span>, though fungal-based brews are more common in Kijikiji. Yanrin’s most common alcoholic beverage is a powerful drink distilled from the hallucinogenic cactus juice endemic to the region.</text:p>
      <text:p text:style-name="P10"><text:line-break/>Is there usually enough food and water for the population?<text:line-break/></text:p>
      <text:p text:style-name="P5">Civilization</text:p>
      <text:p text:style-name="P12">What are the borders of society like?</text:p>
      <text:p text:style-name="P73">The larger cities of Yanrin have sloping rampart-like walls, though Kijikiji, Yaltali, and Ka have no such defenses. Small villages dot the landscape between the regions, <text:span text:style-name="T145">and occasional nomadic bands wander Yanrin.</text:span></text:p>
      <text:p text:style-name="P12"><text:line-break/>How many people live here?</text:p>
      <text:p text:style-name="P216"><text:span text:style-name="T87">Around</text:span><text:span text:style-name="T80"> ten</text:span><text:span text:style-name="T22"> million Orun are spread throughout the four regions.</text:span></text:p>
      <text:p text:style-name="P13"><text:line-break/>Where do they congregate?</text:p>
      <text:p text:style-name="P102">There are twelve major cities throughout the four regions. <text:span text:style-name="T131">Many of these cities were abandoned during the Subu Sinu and repopulated later under Sokahn.</text:span></text:p>
      <text:p text:style-name="P102"/>
      <text:p text:style-name="P112">Cities of Kijikiji:</text:p>
      <text:p text:style-name="P102">Ilukey, <text:span text:style-name="T132">capital city of Kijikiji, and the most populous city of the Orun.</text:span></text:p>
      <text:p text:style-name="P102"><text:tab/><text:span text:style-name="T132">Population ~47,000</text:span></text:p>
      <text:p text:style-name="P103">Moren, <text:span text:style-name="T132">the city on the forest floor. </text:span><text:span text:style-name="T133">Moren floats in between the giant mangrove trees and extends into the root halls and caves.</text:span></text:p>
      <text:p text:style-name="P103"><text:tab/><text:span text:style-name="T132">Population ~19700</text:span></text:p>
      <text:p text:style-name="P103">Monisola, <text:span text:style-name="T133">the coastal city through which the Eto thralls arrive to Nomenes.</text:span></text:p>
      <text:p text:style-name="P103"><text:tab/><text:span text:style-name="T133">Population ~3,700</text:span></text:p>
      <text:p text:style-name="P103"/>
      <text:p text:style-name="P112">Cities of Yaltali:</text:p>
      <text:p text:style-name="P102">Jibola, <text:span text:style-name="T132">the Kekere settlement on the Bay of Yaltali from which they offer themselves to the Nla.</text:span></text:p>
      <text:p text:style-name="P102"><text:tab/><text:span text:style-name="T132">Population ~8,300</text:span></text:p>
      <text:p text:style-name="P103">Teleola, <text:span text:style-name="T134">the City of Exiles on the far side of Yaltali.</text:span></text:p>
      <text:p text:style-name="P103"><text:tab/><text:span text:style-name="T133">Population ~2,000</text:span></text:p>
      <text:p text:style-name="P102"/>
      <text:p text:style-name="P112">Of Yanrin:</text:p>
      <text:p text:style-name="P102">Ade, <text:span text:style-name="T132">largest city of the Odo Iye river basin.</text:span></text:p>
      <text:p text:style-name="P102"><text:tab/><text:span text:style-name="T132">Population ~37,947</text:span></text:p>
      <text:p text:style-name="P103">Adeyemi, <text:span text:style-name="T132">built closer to the mountains than Ade.</text:span></text:p>
      <text:p text:style-name="P103"><text:tab/><text:span text:style-name="T132">Population ~14,800</text:span></text:p>
      <text:p text:style-name="P103">Similola, <text:span text:style-name="T134">the sister city of Ade sitting only a few miles down river.</text:span></text:p>
      <text:p text:style-name="P103"><text:tab/><text:span text:style-name="T133">Population ~2,600</text:span></text:p>
      <text:p text:style-name="P102"><text:soft-page-break/></text:p>
      <text:p text:style-name="P112">Of Ka:</text:p>
      <text:p text:style-name="P102">Dayo, <text:span text:style-name="T132">the mountainside city of the Ka region.</text:span></text:p>
      <text:p text:style-name="P102"><text:tab/><text:span text:style-name="T132">Population ~24,666</text:span></text:p>
      <text:p text:style-name="P103">Teniayo, <text:span text:style-name="T132">the </text:span><text:span text:style-name="T138">high </text:span><text:span text:style-name="T132">mountain temple city in which the Akobi resides </text:span><text:span text:style-name="T135">and the Yan train.</text:span></text:p>
      <text:p text:style-name="P103"><text:tab/><text:span text:style-name="T133">Population ~1500</text:span></text:p>
      <text:p text:style-name="P103">Kayin, <text:span text:style-name="T132">the city floating on the lake below Dayo.</text:span></text:p>
      <text:p text:style-name="P103"><text:tab/><text:span text:style-name="T132">Population ~11,800</text:span></text:p>
      <text:p text:style-name="P103">Ekundayo</text:p>
      <text:p text:style-name="P103"><text:tab/><text:span text:style-name="T133">Population ~5,000</text:span></text:p>
      <text:p text:style-name="P75"/>
      <text:p text:style-name="P74">As a people, the Orun come together at the end of every Elder Passage in the caverns of the fifth region: <text:span text:style-name="T101">Ayekiri, the Crystal Passages</text:span>. <text:span text:style-name="T101">Besides this, there are rarely any gatherings of all the Orun peoples.</text:span></text:p>
      <text:p text:style-name="P14"><text:line-break/>What part of this place do they avoid? Why?</text:p>
      <text:p text:style-name="P76">In general, the Orun avoid the open spaces of Nomenes where the large predators roam. The people of the Odo Iye river basin are the exception to this, though their city defenses protect them. The cities <text:span text:style-name="T165">in</text:span> Kijikiji, Ka, and Yaltali are set within places difficult for large creatures to reach.</text:p>
      <text:p text:style-name="P76"/>
      <text:p text:style-name="P117">The city of Teleola is also forbidden. It is a place of the highest dishonor, and none ever seek to go there unless they find themselves banished from the cities of the Orun.</text:p>
      <text:p text:style-name="P14"><text:line-break/>How do people feel about local landscapes being altered or used for a purpose other than what is traditional?</text:p>
      <text:p text:style-name="P14"/>
      <text:p text:style-name="P5">Plants and Animals</text:p>
      <text:p text:style-name="P14">What are the most common domesticated animals here? And what are they domesticated for?</text:p>
      <text:p text:style-name="P76">A variety of animals are domesticated depending on the region.</text:p>
      <text:p text:style-name="P76"/>
      <text:p text:style-name="P76">In Yanrin, the large kokoro <text:span text:style-name="T166">insects</text:span> are domesticated as labor animals and as food sources. <text:span text:style-name="T167">The giant insects are far better suited for the arid climate of Yanrin than the dinosaurs of other parts of Nomenes. They have thick, porous carapaces that they use to store massive amounts of water for journeys through the desert.</text:span> <text:span text:style-name="T166">Kokoro eggs are a common, cheap source of protein. </text:span>There are also many dogs in this region, which serve the Orun as pets and hunting aids.</text:p>
      <text:p text:style-name="P76"/>
      <text:p text:style-name="P231"><text:span text:style-name="T16">The Kijikiji region </text:span><text:span text:style-name="T88">is dominated by</text:span><text:span text:style-name="T16"> crocodiles, both giant and not. Some of these are domesticated as transportation animals, though they don’t have the temperament for beasts of burden.</text:span></text:p>
      <text:p text:style-name="P77"/>
      <text:p text:style-name="P77">The Kekere domesticate a variety of creatures on Yaltali, from pigs to the small raptors endemic to the island.</text:p>
      <text:p text:style-name="P27"><text:line-break/>What are the most common wild animals? How are wild animals treated?</text:p>
      <text:p text:style-name="P214"><text:soft-page-break/><text:span text:style-name="T16">The mountains of the Ka region are home to a variety of lung dragons, collectively called ajejo by the Orun. These beautiful beasts are </text:span><text:span text:style-name="T78">treated</text:span><text:span text:style-name="T16"> </text:span><text:span text:style-name="T39">reverently </text:span><text:span text:style-name="T16">by the Orun of the mountains. </text:span><text:span text:style-name="T17">They are considered messengers of the gods and are never killed.</text:span></text:p>
      <text:p text:style-name="P101"/>
      <text:p text:style-name="P232"><text:span text:style-name="T17">T</text:span><text:span text:style-name="T5">he ajejo or other godly messenger creatures are only ever domesticated by members of the Yan class.</text:span></text:p>
      <text:p text:style-name="P166"/>
      <text:p text:style-name="P167">Each of the regions are home to many species of giant reptiles, colloquially dinosaurs, that typically act as apex predators. Yanrin is the exception, as many large dinosaurs can’t survive long in the arid region. This has allowed carapaced creatures and crustaceans, such as the kokoro beast, to grow and thrive.</text:p>
      <text:p text:style-name="P27"><text:line-break/>Which animals are likely to be pets?<text:line-break/>What are the most common wild plants here? What are they used for?<text:line-break/></text:p>
      <text:p text:style-name="P4"><text:bookmark-start text:name="14"/>Questions of Technology.<text:bookmark-end text:name="14"/></text:p>
      <text:p text:style-name="P6">Describe the technological level of the society.</text:p>
      <text:p text:style-name="P234">Daily usage of fire 21942000</text:p>
      <text:p text:style-name="P235">Fictive language 4906000</text:p>
      <text:p text:style-name="P235">Surface mining 3054000</text:p>
      <text:p text:style-name="P235">Non-sailing boats 2832000</text:p>
      <text:p text:style-name="P235">Shaft mining 2682000</text:p>
      <text:p text:style-name="P235">Pottery 1202000</text:p>
      <text:p text:style-name="P235">Neolithic period 608000</text:p>
      <text:p text:style-name="P235">Settlement size: 100 608000</text:p>
      <text:p text:style-name="P235">Agriculture 608000</text:p>
      <text:p text:style-name="P235">Animal Husbandry 608000</text:p>
      <text:p text:style-name="P235">Archery 608000</text:p>
      <text:p text:style-name="P235">Timekeeping 608000</text:p>
      <text:p text:style-name="P235">Granaries appear 572000</text:p>
      <text:p text:style-name="P235">Non-burial spiritual architecture 534000</text:p>
      <text:p text:style-name="P235">Proto-writing 386000</text:p>
      <text:p text:style-name="P235">Settlement size: 800 386000</text:p>
      <text:p text:style-name="P236"/>
      <text:p text:style-name="P235">Charcolithic period 312000</text:p>
      <text:p text:style-name="P235">Copper working 312000</text:p>
      <text:p text:style-name="P235">Early textiles 312000</text:p>
      <text:p text:style-name="P235">Settlement size: 4000 312000</text:p>
      <text:p text:style-name="P235">Trapping 276000</text:p>
      <text:p text:style-name="P235">Carpentry 276000</text:p>
      <text:p text:style-name="P235">Founding of Eridu 268000</text:p>
      <text:p text:style-name="P235">Founding of Uruk 202000</text:p>
      <text:p text:style-name="P235">Significant Masonry 164000</text:p>
      <text:p text:style-name="P235">Paved roads 164000</text:p>
      <text:p text:style-name="P235">Earliest complex civilizations 164000</text:p>
      <text:p text:style-name="P235">Founding of Ur 150000</text:p>
      <text:p text:style-name="P236"/>
      <text:p text:style-name="P235">Bronze Age 128000</text:p>
      <text:p text:style-name="P235">Spear and shield formations 128000</text:p>
      <text:p text:style-name="P235">Wheel 128000</text:p>
      <text:p text:style-name="P235"><text:soft-page-break/>Horseback riding 128000</text:p>
      <text:p text:style-name="P235">Writing 120000</text:p>
      <text:p text:style-name="P235">Uruk has 40,000 residents, 90,000 near 98000</text:p>
      <text:p text:style-name="P235">Modern calendar 90000</text:p>
      <text:p text:style-name="P235">Polytheistic religions 90000</text:p>
      <text:p text:style-name="P235">Early mathematics 90000</text:p>
      <text:p text:style-name="P235">Ocean Sailing 90000</text:p>
      <text:p text:style-name="P235">Post and Lintel construction 90000</text:p>
      <text:p text:style-name="P235">Early currency 90000</text:p>
      <text:p text:style-name="P235">Eridu at largest point 82000</text:p>
      <text:p text:style-name="P235"/>
      <text:p text:style-name="P235">First standing armies 60000</text:p>
      <text:p text:style-name="P235">Earliest libraries 60000</text:p>
      <text:p text:style-name="P235">Bronze working 54000</text:p>
      <text:p text:style-name="P235">Chariot driving 54000</text:p>
      <text:p text:style-name="P235"/>
      <text:p text:style-name="P235">Ur over 65,000 people 18000</text:p>
      <text:p text:style-name="P235">Eridu abandoned 16000</text:p>
      <text:p text:style-name="P78"/>
      <text:p text:style-name="P77">The Orun are a bronze-age society, though their tools are mostly copper or other pre-bronze alloys.</text:p>
      <text:p text:style-name="P77"/>
      <text:p text:style-name="P6">What devices and technologies are commonly available for people? What devices are rare?</text:p>
      <text:p text:style-name="P6">What are the common weapons like? Do they use weapons?</text:p>
      <text:p text:style-name="P79">The most common weapons vary with the region, but the Orun are known for their traditional single-edged curved weapons, like the katana, scimitar, and the machete.</text:p>
      <text:p text:style-name="P6"/>
      <text:p text:style-name="P6">Are philosophy and science unified, or do they exist as separate and independent disciplines?</text:p>
      <text:p text:style-name="P80">The Orun have not yet separated science and technology.</text:p>
      <text:p text:style-name="P6"/>
      <text:p text:style-name="P6">How is technology treated by the society? Is it appreciated? If so, how?</text:p>
      <text:p text:style-name="P16"><text:line-break/>Architecture<text:line-break/>What major architectural styles are present? How does this vary over time and between places in the region?</text:p>
      <text:p text:style-name="P81">The Ka region is noted for Japanese-style architecture.</text:p>
      <text:p text:style-name="P81"/>
      <text:p text:style-name="P81">The Kijikiji and Yaltali forests have tree-bound cities or Indo-Sumerian style stone temples. Most Yaltali settlements of the Kekere are little more advanced than wooden tree huts.</text:p>
      <text:p text:style-name="P81"/>
      <text:p text:style-name="P81">The Odo Iye river basin cities shape sandstone and wood into an Indo-Sumerian style, much like the Orun of Kijikiji and Yaltali.</text:p>
      <text:p text:style-name="P15"><text:line-break/>What are houses like inside and out?<text:line-break/>What are palaces and castles like?<text:line-break/>How tall is the tallest building? How big is the biggest building?<text:line-break/>What materials are used in typical construction? Do any materials have to be <text:soft-page-break/>imported?<text:line-break/>How are buildings constructed? Are there machines or is work done by hand?<text:line-break/>What are some famous landmarks in the region? Why are they famous? Are they famous internationally?</text:p>
      <text:p text:style-name="P5"/>
      <text:p text:style-name="P4"><text:bookmark-start text:name="7"/>Questions of Faith.<text:bookmark-end text:name="7"/></text:p>
      <text:p text:style-name="P6">Religious Structure</text:p>
      <text:p text:style-name="P16">Is the culture religious or nonreligious?</text:p>
      <text:p text:style-name="P82">The Orun are very religious.</text:p>
      <text:p text:style-name="P16"><text:line-break/>What are the major religious groups in the region? Repeat this section for each religious group if needed.</text:p>
      <text:p text:style-name="P146">There is a single common Orun pantheon worshiped throughout the culture, though some areas have local additions or changes.</text:p>
      <text:p text:style-name="P54"><text:line-break/>What is the basic structure of the religion (unitary, dualistic, etc)?<text:line-break/>What is the basic theology of the religion (i.e., monotheistic, polytheistic, henotheistic etc.)?</text:p>
      <text:p text:style-name="P147">The Orun pantheon is polytheistic, with a range of Autochthon deities <text:span text:style-name="T148">and a number of Apotheid beings as well.</text:span></text:p>
      <text:p text:style-name="P147"/>
      <text:p text:style-name="P148">Some of the central deities of the pantheon that are common throughout the region are:</text:p>
      <text:p text:style-name="P148"/>
      <text:p text:style-name="P150">The t<text:span text:style-name="T94">hree</text:span> deities rooted in the most ancient stories of the Orun:</text:p>
      <text:p text:style-name="P218"><text:span text:style-name="T32">Ajalu – The “Faceless One”, being of </text:span><text:span text:style-name="T83">chaos, chance, fate, </text:span><text:span text:style-name="T84">and luck</text:span><text:span text:style-name="T33">. </text:span><text:span text:style-name="T34">Ajalu appears in many Orun myths and stories as one who works against the Ebo system and the Orun way of life. Ajalu is a being of disorder and luck, who gives to people what they do not deserve—either in fortune or misfortune.</text:span></text:p>
      <text:p text:style-name="P150">Otit – Being of justice, rightfulness, truth. <text:span text:style-name="T151">Otit is the opposite of Ajalu; he is order and justice. From him, the Ebo system is given strength. He is the pillar that holds the world.</text:span></text:p>
      <text:p text:style-name="P219"><text:span text:style-name="T31">Ina – </text:span><text:span text:style-name="T82">Being</text:span><text:span text:style-name="T31"> of fire and destruction who resides behind the sky.</text:span></text:p>
      <text:p text:style-name="P148"/>
      <text:p text:style-name="P150">The offspring <text:span text:style-name="T151">of Otit, created from his hands</text:span>, the two most present deities of the pantheon:</text:p>
      <text:p text:style-name="P148">Inuer – Goddess of the earth during the day and the sky at night. Goddess of life <text:span text:style-name="T150">and plants</text:span>. Partner of Waka.</text:p>
      <text:p text:style-name="P148">Waka – God of the earth at night and the sky during the day. God of death. Partner of Inuer.</text:p>
      <text:p text:style-name="P151"/>
      <text:p text:style-name="P157">The children of Inuer and Waka:</text:p>
      <text:p text:style-name="P148">Ojumeji – God/Goddess of hunting and harvesting. Ojumeji is a two-faced being, one of a male and the other a female. Child of Inuer and Waka.</text:p>
      <text:p text:style-name="P148">Kun – God of the ocean, storms, bounty, <text:span text:style-name="T149">money, </text:span>and wrath. Son of Inuer and Waka.</text:p>
      <text:p text:style-name="P154">Hbobo – Goddess of the Orun, creator of the Orun; their patron mother. Daughter to Inuer and Waka.</text:p>
      <text:p text:style-name="P156"/>
      <text:p text:style-name="P156">Oor – God/Protector of the sun, labor, warmth, son of Waka alone. Oor watches over the sun, the eye of Ina, and ensures that the being does not break through to the world. <text:span text:style-name="T152">Oor rides a golden </text:span><text:span text:style-name="T153">dragon</text:span><text:span text:style-name="T152"> on the clouds.</text:span></text:p>
      <text:p text:style-name="P149"><text:soft-page-break/></text:p>
      <text:p text:style-name="P152">The two daughters of Ojumeji, <text:span text:style-name="T150">self impregnated,</text:span> sworn enemies of each other.</text:p>
      <text:p text:style-name="P150">Iseda – Goddess of animals and nature. Daughter of Ojumeji.</text:p>
      <text:p text:style-name="P150">Ja – Goddess of war, warriors, conflict, competition. Daughter of Ojumeji.</text:p>
      <text:p text:style-name="P54"/>
      <text:p text:style-name="P154">Deity children of Kun and Hbobo:</text:p>
      <text:p text:style-name="P154"><text:span text:style-name="T156">S</text:span>o – Guardian god of safety and cities.</text:p>
      <text:p text:style-name="P155">Nis – Guardian goddess of the underworld, she who watches over the dead in the realm also called Nis, believed to lie below the waves.</text:p>
      <text:p text:style-name="P162">Afef – God of the wind.</text:p>
      <text:p text:style-name="P162"/>
      <text:p text:style-name="P163">Besides these core deities, others may be worshiped or included in specific cities, towns, or regions. Deities of specific professions or families, for example.</text:p>
      <text:p text:style-name="P54"><text:line-break/>Is there a formal creed or set of credal statements that define the faith?</text:p>
      <text:p text:style-name="P161">No—the Orun faith is a scatted pantheon much like that of ancient Mesopotamia or earlier cultures.</text:p>
      <text:p text:style-name="P54"/>
      <text:p text:style-name="P55">What are some of their core doctrines, dogmas, beliefs and practices?<text:line-break/>What is the overall cosmology and eschatology in religious terms?</text:p>
      <text:p text:style-name="P221"><text:span text:style-name="T34">T</text:span><text:span text:style-name="T5">he creation of the world:</text:span></text:p>
      <text:p text:style-name="P220"><text:span text:style-name="T34">Before there was the world, there were the three beings Ajalu, Otit, and Ina. Ina was fury and fire and destruction, and </text:span><text:span text:style-name="T84">Ina</text:span><text:span text:style-name="T34"> burned through all of existence. Otit was a mountainous giant of calm, order, justice and rightfulness, and truth. Otit wished to create the world, but could not while Ina still flamed through eternity. Otit and Ina battled in the void for countless ages, but eventually the </text:span><text:span text:style-name="T84">faceless monkey</text:span><text:span text:style-name="T34"> Ajalu whispered to Otit and told them of a way to trap Ina and create a sanctuary—if Otit </text:span><text:span text:style-name="T84">severed his hands</text:span><text:span text:style-name="T34"> and cast them into the fire, out would spring two guardians able to cage Ina. Otit, trusting Ajalu, threw off the powerful Ina and bit off his hands, casting them into the flame. </text:span><text:span text:style-name="T35">As Ajalu said, two new beings leaped from the fire: Waka and Inuer. Waka gathered up the flame of Ina and cast it far away and Inuer threw a net over Ina. That net was the sky, and from its holes shine the stars at night and the sun during the day. At night, Inuer watches over the sky. During the day, Waka watches over the sky. Beneath the net of Inuer, Ina’s fires could no longer reach, and Otit was free to create </text:span><text:span text:style-name="T85">the</text:span><text:span text:style-name="T35"> world—but </text:span><text:span text:style-name="T85">it</text:span><text:span text:style-name="T35"> had no hands to craft it! Ajalu had tricked him—but Ajalu came up to him again and offered a solution. </text:span><text:span text:style-name="T36">Ajalu would lend Otit its hands. Otit accepted and used Ajalu’s hands to craft the world. The giant turned to Ajalu after he had created the world and spoke, “If I return your hands, then I will not be able to hold the world! </text:span><text:span text:style-name="T85">You have been helpful to me, Ajalu, what must I do</text:span><text:span text:style-name="T36">?” Ajalu smiled and replied, “Kneel!” And so Otit did. Ajalu sprung forward and took Otit’s hands and the world in them. He quickly and carefully balanced the world upon Otit’s shoulders so that the giant could not stand without toppling his creation. Ajalu laughed, “Now this world is mine to wander alone! I have captured Ina and burdened Otit, and I shall bring chaos wherever I stride.” </text:span><text:span text:style-name="T37">Ajalu stepped into the world on Otit’s back, and thus chaos and fate guided the world.</text:span></text:p>
      <text:p text:style-name="P158"/>
      <text:p text:style-name="P222"><text:span text:style-name="T37">T</text:span><text:span text:style-name="T5">he creation of the Orun</text:span></text:p>
      <text:p text:style-name="P225"><text:span text:style-name="T37">Inuer and Waka had three children. The first was Kun, a son, whom they tasked with filling the world with water to protect it from Ina’s tongues which still licked from the net. Kun did so, covering the world with water. Inuer filled the water with fish to feed the three gods. As they ate, the bones of the fish began to pile up and rose from the beds of the oceans to make the land. </text:span><text:soft-page-break/><text:span text:style-name="T37">Waka crushed the bones into sand and dirt, and from this dirt Inuer grew plants. As they sat in the shade of the trees, Inuer gave birth to Hbobo. To Hbobo she said, “Kun has given water to the world, </text:span><text:span text:style-name="T38">and let this be the water to your womb.</text:span><text:span text:style-name="T37"> </text:span><text:span text:style-name="T86">Y</text:span><text:span text:style-name="T37">ou must create children to work the land that rises from the oceans. You will be the mother to these people.” </text:span><text:span text:style-name="T38">And so Kun swept Hbobo into a great storm in the ocean and the storm gave to Hbobo many children. These children were thrown into the ocean, and when they climbed out of the water onto the land they were tall and strong. These were the Orun, and Hbobo was their mother. Finally, Inuer and Waka had a third child: Ojumeji the Two-Faced. To Ojumeji they said, “Kun has given water, Hbobo has given those to work the land, but you must teach them to sow and hunt. Show them to live.” Ojumeji went down to the Orun and did as Inuer and Waka said, teaching them to hunt the creatures of the world and to sow the ground with rice.</text:span></text:p>
      <text:p text:style-name="P55"/>
      <text:p text:style-name="P191">Core Practices</text:p>
      <text:p text:style-name="P192">General:</text:p>
      <text:p text:style-name="P190">Traditional Orun worship is focused around the idea of the Ebo system and ones place within it. <text:span text:style-name="T93">The</text:span> core idea is egalitarian, saying that one’s proper stratum is borne of one’s prowess and abilities. This encourages betterment and conflict, and acts as the foundation for Orun competitiveness. <text:span text:style-name="T168">This solidifies the moral nature of superiority and inferiority between people or groups within the universe. At the top of this social ladder are the deities themselves, thus necessitating sacrifice and worship to appease them.</text:span></text:p>
      <text:p text:style-name="P190"><text:tab/>Other core ideas: <text:span text:style-name="T169">afterlife (Nis) and ancestor veneration, and inevitable and righteous duality (there will always be chaos within order).</text:span></text:p>
      <text:p text:style-name="P190"><text:tab/><text:span text:style-name="T169">The Orun have many gods tied to nature, though it is often different aspects of these deities that are most worshiped. Nature and natural stability are taken lower in precedence than natural interaction with the Orun—such as bountiful farming or good weather for combat.</text:span></text:p>
      <text:p text:style-name="P192"/>
      <text:p text:style-name="P183">Sacrifice is <text:span text:style-name="T154">central</text:span> to Orun worship of their deities. <text:span text:style-name="T154">The gods taught the Orun to farm and hunt so as to better feed them, and so the Orun sacrifices consist of domesticated animals, fruits, or other harvested foods. </text:span><text:span text:style-name="T171">The deities are considered to be the highest beings, the most superior. Thus, they too sit within the social ladder of the Ebo system—perpetually at its peak. Their high social status (as well as mythical and legendary importance) give the Orun motive to sacrifice to them and worship them. Just as lower stratum within the Ebo system owe their higher-ranked peers respect and veneration, all Orun owe the deities worship. Besides sacrifice, entertainment is given to the deities in the form of ritual battles. </text:span><text:span text:style-name="T95">T</text:span><text:span text:style-name="T154">hose killed believed to be sacrificed to serve the gods as servants. </text:span><text:span text:style-name="T155">Sacrifices and ritual battles are held both on and off holidays, though they are more frequent and larger on religious occasions.</text:span></text:p>
      <text:p text:style-name="P182"/>
      <text:p text:style-name="P186">The central theme of masks also pervade Orun religious practices. <text:span text:style-name="T168">The masks are often carved in some likeness of a deity, Akobi, or high-ranking socialite to show respect and reverence. </text:span>All Yan are trained in mask making or a constituent part of the trade, and these masks are often worn by Yan during rituals and ceremonies. The masks are also generally worn to show status and are traditional<text:span text:style-name="T160">ly worn</text:span> among the Agabara and Alakoso classes <text:span text:style-name="T160">during important events </text:span><text:span text:style-name="T161">or public appearances. Occasionally, these masks are enchanted to hold some divine </text:span><text:span text:style-name="T162">magic, though masks of this caliber tend to be rare even among Agabara. </text:span><text:span text:style-name="T163">These masks are highly prized and are known as Masks of Power.</text:span></text:p>
      <text:p text:style-name="P182"/>
      <text:p text:style-name="P192">The Akobi</text:p>
      <text:p text:style-name="P226"><text:soft-page-break/><text:span text:style-name="T44">At the core of Orun religious practices is the Akobi, the god-ruler of all Orun. </text:span><text:span text:style-name="T45">The Akobi (also known as the Ohun, or Voice) is the mediator between the gods and the Orun. They are the preserver of the god-given Ebo system, and by the Akobi’s dictates it is continued and grown. </text:span><text:span text:style-name="T46">The Akobi is the holiest mortal figure of the Orun, and many rituals surround the Akobi throughout their early years and tenure. Each Akobi is spiritually chosen by the last, and is born on the day that their predecessor dies. </text:span><text:span text:style-name="T47">The Wonak, the council responsible for interpreting the wishes of the Akobi, </text:span><text:span text:style-name="T46">are also responsible for locating </text:span><text:span text:style-name="T47">or identifying</text:span><text:span text:style-name="T46"> the successor. </text:span><text:span text:style-name="T47">Tradition holds that the successor will present themselves to the Wonak if they believe themselves worthy of becoming the next Akobi. The Wonak will judge them based on many trials, and if judged worthy, they will be named the new Akobi and passed to their mentor, the Alagidi. </text:span><text:span text:style-name="T48">This is the first ritual of the Elder Passage, the </text:span><text:span text:style-name="T89">Kokon</text:span><text:span text:style-name="T48">.</text:span></text:p>
      <text:p text:style-name="P179"/>
      <text:p text:style-name="P226"><text:span text:style-name="T47">The Akobi is not yet given the title of Ohun, though, for that is only attained once the Akobi is granted their mask by the Alagidi. </text:span><text:span text:style-name="T49">The Alagidi, the mask maker, is often regarded with as much mysticism as the Akobi and is surrounded by their own unique traditions. The Alagidi watches over the the Akobi, guides, them, mentors them, or grows along with them. They identify what shines brightest within the Akobi, the core of their being. Eventually, the Alagidi will know the Akobi better than anyone else. Once the Alagidi has determined the Akobi has reached their fullest potential—be that their wisest, most magical, strongest, most intelligent, etc—they will craft for the Akobi a mask. </text:span><text:span text:style-name="T47">The tradition surrounding the Akobi’s mask is an ancient one, dating back to Orun legends of Dzuzzun, who stole the mask of Ajalu and became the first Akobi. </text:span><text:span text:style-name="T49">Each mask bears the name of the Akobi for whom it was created, though it may carry other names throughout its lifetime, for in a sense the Akobi becomes the mask. The masking ritual, </text:span><text:span text:style-name="T69">Aarin</text:span><text:span text:style-name="T49">, </text:span><text:span text:style-name="T89">is the second ritual of the Elder Passage</text:span><text:span text:style-name="T49">.</text:span></text:p>
      <text:p text:style-name="P180"/>
      <text:p text:style-name="P228"><text:span text:style-name="T49">T</text:span><text:span text:style-name="T50">he Aarin is a turning point in the life of the Akobi. In the ritual, the soul of the Akobi is placed within the mask, and the Alagidi destroys their own body and gives their soul to the Akobi </text:span><text:span text:style-name="T62">to act as a tether to the world of mortals</text:span><text:span text:style-name="T50">. The Akobi, using their divine power, can shape a new body—typically that of an ajejo, but the Akobi can take the form of whatever being they wish—to exist upon the world. The Akobi is, from this point, the Ohun. They are partially mortal and partially divine—they will “die” in time, though they cannot be slain by physical means.</text:span></text:p>
      <text:p text:style-name="P181"/>
      <text:p text:style-name="P230"><text:span text:style-name="T62">T</text:span><text:span text:style-name="T43">he death of an Akobi, the expiration of the</text:span><text:span text:style-name="T63">ir material</text:span><text:span text:style-name="T43"> soul </text:span><text:span text:style-name="T63">(the soul given by the Alagidi)</text:span><text:span text:style-name="T43">, is marked by the ritual of Kehin, the third and final ritual of the Elder Passage. Kehin marks the divine transfer of power from one Akobi to the next, </text:span><text:span text:style-name="T64">and is the major occasion in which all Orun are called the Crystal Passages of Ayekiri. Specifically, the ritual takes place in the cavern called Isinku beneath one of the northernmost mountains of the Daabobo so as to be centrally located between the three major Nla regions. During Kehin, the mask of the Akobi is mounted upon </text:span><text:span text:style-name="T65">a crystal pillar with the previous Akobi masks. This chamber is one of the holiest sites of the Orun and is forbidden for all but the Akobi to enter unless on the occasion of Kehin. The Akobi may visit the chamber to seek council from the previous Akobi, who still “live” within their masks.</text:span></text:p>
      <text:p text:style-name="P187"/>
      <text:p text:style-name="P194">The Alagidi</text:p>
      <text:p text:style-name="P188">The Alagidi is another religiously important figure in Orun culture, and they have their own set of ritual practices surrounding them.</text:p>
      <text:p text:style-name="P188"/>
      <text:p text:style-name="P188"><text:soft-page-break/>The Alagidi is always drawn from the Yan class. They are a spiritual figure who trains for much of their life to become Alagidi, and once Alagidi, their entire purpose in life is to mentor and eventually sacrifice their soul for the Akobi.</text:p>
      <text:p text:style-name="P188"/>
      <text:p text:style-name="P223"><text:span text:style-name="T43">The c</text:span><text:span text:style-name="T66">ycle of the Alagidi begins at a relatively young age, for an Orun. An Orun newly initiated into the Yan class can express interest in training to become the Alagidi, or a new initiate can be chosen </text:span><text:span text:style-name="T67">and tested </text:span><text:span text:style-name="T66">by the current Alagidi. </text:span><text:span text:style-name="T67">The tests and trials to become apprenticed to the Alagidi are similar to those taken by the young Akobi, though to a lesser extent. The Alagidi is not thought of as a truly divine figure, and thus they are not expected to perform in the divine way of the Akobi. The Alagidi is tested on their wisdom, their empathy and understanding, and their craftsmanship. The Alagidi is trained to become a master mask maker and divine enchanter and is typically desired to show some ability in these fields from their basic Yan training.</text:span></text:p>
      <text:p text:style-name="P189"/>
      <text:p text:style-name="P224"><text:span text:style-name="T67">O</text:span><text:span text:style-name="T43">nce a Yan begins their apprenticeship under the Alagidi, they remain an apprentice until the death or sacrifice of the current Alagidi—sometimes many thousands of years, making the apprenticeship of the Alagidi one of the longest in Orun culture. The Alagidi cycle does not line up perfectly with the Elder Passage, and the training period means that typically only every other Alagidi actually gives themselves up to the Akobi. The intermediate Alagidi </text:span><text:span text:style-name="T68">serve as head of the Wonak.</text:span></text:p>
      <text:p text:style-name="P55"/>
      <text:p text:style-name="P6">What importance (spiritual or cultural) do people ascribe to the geography?</text:p>
      <text:p text:style-name="P57">Are religious traditions and any scriptures oral or written in nature or a combination?</text:p>
      <text:p text:style-name="P164">Traditions are typically a mix of written and oral. The official decrees of the Akobi are ascribed by the Wonak, but many of the original stories, legends, rituals, and traditions are passed down orally within local communities.</text:p>
      <text:p text:style-name="P56"><text:line-break/>What is the role of myth within the religion?</text:p>
      <text:p text:style-name="P193">The origin of the Akobi</text:p>
      <text:p text:style-name="P229"><text:span text:style-name="T54">In the early times of the Orun in Nomenes, </text:span><text:span text:style-name="T61">the god </text:span><text:span text:style-name="T54">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184"/>
      <text:p text:style-name="P229"><text:span text:style-name="T90">Boju Boju</text:span><text:span text:style-name="T51"> was the greatest mask-maker in all of Ka and the lands beyond. His masks were carefully carved for each of their wearers, and etched on their faces were the most pure distillations of the spirits of those that wore them. </text:span><text:span text:style-name="T53">Not only were the masks beautiful, but they carried with them a power granted by the gods themselves. Those that wore the masks of Boju Boju were uncontested in their pursuits—un-defeatable. </text:span><text:span text:style-name="T52">This is what the city thought, at least. Boju Boju, in truth, held little skill at all. He had beneath him an Apprentice whose masks he sold as his own, never giving fair credit or payment to the </text:span><text:span text:style-name="T91">one</text:span><text:span text:style-name="T52"> who made them.</text:span></text:p>
      <text:p text:style-name="P229"><text:span text:style-name="T52"><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text:span><text:soft-page-break/><text:span text:style-name="T52">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53">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229"><text:span text:style-name="T53"><text:tab/>When next Boju Boju returned to </text:span><text:span text:style-name="T55">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56">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229"><text:span text:style-name="T56"><text:tab/>When finally Dzuzzun presented the mask to Boju Boju whom he knew to be the Faceless One, he bowed low and feigned </text:span><text:span text:style-name="T57">resignation. “Your mask is here, my divine Master,” spoke the Apprentice.</text:span></text:p>
      <text:p text:style-name="P229"><text:span text:style-name="T57"><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58">Ajalu was sucked into the mask that he wore, forever bound within its confines. The mask of Dzuzzun pulsed with power—it fed off of Ajalu’s divine spark bound to the other mask and granted Dzuzzun the Apprentice the power of the trapped god. As </text:span><text:span text:style-name="T59">Ajalu’s</text:span><text:span text:style-name="T58"> power exploded through Dzuzzun, his body was </text:span><text:span text:style-name="T59">turned to ash and his mask clattered to the floor. The two most powerful and perfect masks ever created lay quietly on the floor of Boju Boju’s wood shop.</text:span></text:p>
      <text:p text:style-name="P229"><text:span text:style-name="T59"><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61">claimed</text:span><text:span text:style-name="T59"> his </text:span><text:span text:style-name="T60">soul.</text:span><text:span text:style-name="T59"> </text:span><text:span text:style-name="T61">Dzuzzun ripped away his body and used the power of Ajalu to </text:span><text:soft-page-break/><text:span text:style-name="T61">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185"/>
      <text:p text:style-name="P56"><text:span text:style-name="T158">D</text:span><text:span text:style-name="T159">zuzzun ruled the Orun after that day, and from his rule grew the Ebo system. He was the first Akobi, and though he did not know it, Dzuzzun was the first of what would become known in many later cultures as a lich. His soul was within the mask, his phylactery, and the body in which he acted was merely a puppet for his power. </text:span><text:span text:style-name="T92">Thus</text:span><text:span text:style-name="T159"> began the cycle of the Elder Passage.</text:span></text:p>
      <text:p text:style-name="P58"><text:line-break/>What are typical symbols used in the religion and their meanings?<text:line-break/>What ritual objects are used in the religion (relics, talismans, medals, charms, etc.)?</text:p>
      <text:p text:style-name="P168">Rituals often surround the burning of sacrifices—incenses, animals, people, etc. Masks are an important part in rituals, with those taking part often wearing them.</text:p>
      <text:p text:style-name="P58"><text:line-break/>What religious officials are there? Is there a formal clergy? How are they organized? Are there monastic groups or cults? Does the religion send out missionaries? What does each group do? How do you join?</text:p>
      <text:p text:style-name="P168">The Yan and their acolytes are the clerical class in Orun society. The hierarchical structure of the clergy is built into the Ebo system and is the highest order in the culture. The Akobi is at the top, followed by the Alagidi and the Wonak. Below them are the Agabara Yan followed by the Yan and finally the acolytes in training.</text:p>
      <text:p text:style-name="P58"><text:line-break/>What does this religion say about death?</text:p>
      <text:p text:style-name="P168">All within the Ebo system reside in Nis after death, though an Orun’s final destination within Nis is segregated based on the class they held in life. Much of Nis is idyllic, <text:span text:style-name="T172">and the proximity to the gods motivates ancestor veneration. All those that die within the Ebo system and go to Nis are placed highly within the social ladder, necessitating minor worship, gifts, </text:span><text:span text:style-name="T173">temples and constructs, </text:span><text:span text:style-name="T172">or </text:span><text:span text:style-name="T173">simple </text:span><text:span text:style-name="T172">veneration</text:span>.</text:p>
      <text:p text:style-name="P168"/>
      <text:p text:style-name="P59">Is there a set religious calendar? What are the most popular rituals or festivals?</text:p>
      <text:p text:style-name="P178"><text:span text:style-name="T122">There is a religious calendar </text:span><text:span text:style-name="T123">containing many yearly, decadal, centennial, and millennial rituals and festivals.</text:span></text:p>
      <text:p text:style-name="P60"><text:line-break/>What kinds of supernatural beings exist in this religion (angels, demons, devi, asuras, spirits, ghosts, sprites, etc.)?<text:line-break/>How are dreams and visions encompassed by the religion?</text:p>
      <text:p text:style-name="P60">Are there any places considered special or holy? What are they like?</text:p>
      <text:p text:style-name="P178"><text:span text:style-name="T123">Isinku is a holy crystal cavern in the northern reaches of the Daabobo mountains. The cavern holds within it a holy crystal temple whose heart holds the masks of the past Akobi. Besides Isinku, there are many local or regional holy sites believed to belong to specific deities or supernatural beings.</text:span><text:span text:style-name="T117"><text:line-break/></text:span></text:p>
      <text:p text:style-name="P6">Societal Views</text:p>
      <text:p text:style-name="P60">Are there differing denominations or sects of the religion? How do they differ?</text:p>
      <text:p text:style-name="P169">There are regional differences in the central Orun pantheon, though the core beliefs often remain the same.</text:p>
      <text:p text:style-name="P60"><text:soft-page-break/><text:line-break/>Are the differing groups a result of schism or mutual and cooperative separation?</text:p>
      <text:p text:style-name="P60">Is religion a cause of dissatisfaction, dissention or hostility in the region?</text:p>
      <text:p text:style-name="P169">The regional differences are occasionally the seeds for regional or local wars.</text:p>
      <text:p text:style-name="P60"><text:line-break/>What factions exist within the dominant religious institutions? How do they compete?</text:p>
      <text:p text:style-name="P6">What relationship do religious and political leaders have?</text:p>
      <text:p text:style-name="P6">What happens to those who disagree with the majority on questions of religion?<text:line-break/>Are issues such as orthodoxy, heterodoxy, heresy and apostasy keys in the religious life?</text:p>
      <text:p text:style-name="P6">What gender, ethnic, national or racial issues exist within the religion?<text:line-break/>What is the most commonly broken religious rule?<text:line-break/>What is the least-violated religious rule?<text:line-break/>How are such infractions punished? Is it possible to expel a community member?<text:line-break/>How are those who follow different faiths treated?</text:p>
      <text:p text:style-name="P174">The Orun strictly believe that the Ebo system and the superiority of their deities is natural law. The Orun believe that other deities may exist and that the authority of these other deities are not to be questioned. This stems from the ancient integration of the Orun city-states. They required admission of many different deities into the pantheon.</text:p>
      <text:p text:style-name="P171"/>
      <text:p text:style-name="P174">While the Orun are so readily able to accept new deities into their pantheon, they often seek to lay their own, familiar deities over the foreign ones. Thus, if another culture worships a god of wind, the Orun will assume they simply worship another aspect of Afef. <text:span text:style-name="T174">Local rituals are supplemented by Orun rituals, though local religious officials are often allowed to retain their positions and responsibilities. The foreign gods, after all, may have decreed for these people to worship in this way.</text:span></text:p>
      <text:p text:style-name="P174"/>
      <text:p text:style-name="P175">The social status of outsiders, however, is another question. Those that hold other cultures are not exempt from the Ebo system in the traditional Orun mind. They, too, must obey the law of superiority and inferiority, leading the powerful Orun to naturally subjugate other cultures they might interact with.</text:p>
      <text:p text:style-name="P6"/>
      <text:p text:style-name="P6">How can an outsider join the religious community?</text:p>
      <text:p text:style-name="P61">What superstitions are common? What kinds of supernatural events or beings do people fear?<text:line-break/>How is religious action expressed (spontaneous or ritual liturgy, song, dance, music, ritual action, sex, miracle plays, etc.)?<text:line-break/>What do people have to offer to their Deity or deities?<text:line-break/>What do people want from their Deity or deities? How do they try and get it?</text:p>
      <text:p text:style-name="P61"><text:span text:style-name="T114">Rituals are focused on winning the favor of the deities in hopes of avoiding retribution and gaining boons, such as good harvests or powerful children.</text:span><text:line-break/></text:p>
      <text:p text:style-name="P4"><text:bookmark-start text:name="17"/>Questions of Death and Burial.<text:bookmark-end text:name="17"/></text:p>
      <text:p text:style-name="P61">What is their understanding of death and dying?<text:line-break/>What does this society do with their corpses?</text:p>
      <text:p text:style-name="P170"><text:soft-page-break/>The Orun ritually burn their dead, for the body cannot exist in the mortal world if it hopes to pass into Nis. <text:span text:style-name="T175">The ashes or remains might be kept in pots or dishes and used in later rituals or in aspects of the ancestor veneration.</text:span></text:p>
      <text:p text:style-name="P61"><text:line-break/>What part do the priests play?</text:p>
      <text:p text:style-name="P170">Yan or acolytes carry out the ritual to help the dead pass into the afterlife.</text:p>
      <text:p text:style-name="P61"><text:line-break/>Do people visit the dead? If so, how often and why?<text:line-break/>What do people in this culture think about suicide?</text:p>
      <text:p text:style-name="P6">How do people demonstrate grief?</text:p>
      <text:p text:style-name="P233"><text:span text:style-name="T4"><text:line-break/></text:span><text:span text:style-name="T3">Questions of Magic.</text:span><text:span text:style-name="T2"><text:line-break/></text:span><text:span text:style-name="T4">How is magic integrated into society?</text:span></text:p>
      <text:p text:style-name="P204"><text:span text:style-name="T1">Prior to the separation of Corilya and Mediul, the gods were the sole bearers of divine power. Yan could call upon the gods to perform magic, but it was never believed to be wielded by the Orun themselves. So Kahn was the first mortal to be granted the power to actually wield magic, though it was through a divine connection that he was</text:span><text:span text:style-name="T70"> given knowledge of the casting methods.</text:span></text:p>
      <text:p text:style-name="P173"/>
      <text:p text:style-name="P205"><text:span text:style-name="T70">A</text:span><text:span text:style-name="T1">fter the Usada, </text:span><text:span text:style-name="T71">the gods could not longer easily influence the material world. Instead, they were forced to channel their power and knowledge through mortals, giving rise to the divine magic known in the world from that point onward. Divine magic is wielded only by the Yan class and is often only wielded in divine circumstances—rituals, festivals, miracles, etc.</text:span></text:p>
      <text:p text:style-name="P62"><text:line-break/>Who can work magic? Is anyone disallowed from working magic?<text:line-break/>How are works of magic accomplished?<text:line-break/>What kind of preparation or study is required before undertaking a magical work?</text:p>
      <text:p text:style-name="P172">Yan acolytes train for many hundreds or thousands of years before being able to work divine spells.</text:p>
      <text:p text:style-name="P62"/>
      <text:p text:style-name="P6">How is the use of magic viewed by the majority?</text:p>
      <text:p text:style-name="P172">It is viewed as a purely divine power—a means of interacting with the gods and connecting them to the mortal world. </text:p>
      <text:p text:style-name="P6"/>
      <text:p text:style-name="P6"/>
      <text:p text:style-name="P4"><text:bookmark-start text:name="3"/>Questions of Race and Ethnicity.<text:bookmark-end text:name="3"/></text:p>
      <text:p text:style-name="P16">What are the chief races in the region?</text:p>
      <text:p text:style-name="P83"><text:span text:style-name="T103">All Orun are partial shape-shifters. </text:span>There are two over-arching races that have subsequent groupings. The largest two groups are the Nla and the Kekere. Of the Nla, there are <text:span text:style-name="T102">numerous sub-races. </text:span><text:span text:style-name="T104">The most significant are the monkey-like Aaya and the oni-like Agabara. Most Nla are neither of these two sub-races, and are just called Nla or Orun.</text:span></text:p>
      <text:p text:style-name="P16"><text:line-break/>What are the chief ethnic groups of each race in the region? How are they distributed in place?<text:line-break/>How do they differ by language, appearance or ancestry?</text:p>
      <text:p text:style-name="P82">The Kekere are small in stature, often only a few feet tall. The Kekere have much shorter life spans than the larger Nla.</text:p>
      <text:p text:style-name="P82"/>
      <text:p text:style-name="P82"><text:soft-page-break/>The Nla are significantly larger, often standing taller than the average human or astar. <text:span text:style-name="T103">Among the Nla, there are some that take on the aspect of the large </text:span><text:span text:style-name="T104">monkeys of the Ka region. These are the Aaya. </text:span><text:span text:style-name="T105">The Aaya are often fully or partially covered in coarse fur and have large mouths and fangs.</text:span></text:p>
      <text:p text:style-name="P82"/>
      <text:p text:style-name="P113">The Agabara have a variety of skin pigments <text:span text:style-name="T106">(and more readily take them than the other Orun)</text:span>, from red to blue and beyond. They are often horned and larger <text:span text:style-name="T136">even </text:span>than other Nla.</text:p>
      <text:p text:style-name="P113"/>
      <text:p text:style-name="P114">Some of the most powerful of the Agabara, the Agabara Yan, are ritually permissible to take on the form of ajejo dragons.</text:p>
      <text:p text:style-name="P16"/>
      <text:p text:style-name="P17">What jobs do the chief ethnicities primarily occupy? Are any groups denied work because of racial or ethnic heritage?</text:p>
      <text:p text:style-name="P206"><text:span text:style-name="T10">The overarching social, cultural, </text:span><text:span text:style-name="T11">religious,</text:span><text:span text:style-name="T10"> and economic system by which Orun society follows is known as Ebo. </text:span><text:span text:style-name="T11">Within the Ebo system, the Kekere of Yaltali ritually offer members of their society to the Nla </text:span><text:span text:style-name="T12">across Ona as </text:span><text:span text:style-name="T74">thralls as part of the Eto social class. These thralls are forced into menial and manual labor jobs and are rarely ever allowed to work outside of these jobs.</text:span></text:p>
      <text:p text:style-name="P208"/>
      <text:p text:style-name="P207"><text:span text:style-name="T74">B</text:span><text:span text:style-name="T72">ecause of the Eto class’s occupancy of the manual labor sector, many Nla are allowed to work less menial jobs and perfect their skills within those positions.</text:span></text:p>
      <text:p text:style-name="P18"><text:line-break/>What are typical attitudes of the native (or majority) ethnos to immigrants and other ethnicities?</text:p>
      <text:p text:style-name="P84">The Nla do not disrespect those thralls of the Eto class; instead they treat them very well. <text:span text:style-name="T137">Non-Kekere slaves are treated as Ito, and are thus often disregarded entirely.</text:span></text:p>
      <text:p text:style-name="P18"><text:line-break/>How has any variety of ethnicity in the region changed the society’s culture?<text:line-break/></text:p>
      <text:p text:style-name="P4"><text:bookmark-start text:name="4"/>Questions of Family.<text:bookmark-end text:name="4"/></text:p>
      <text:p text:style-name="P6">Marriage</text:p>
      <text:p text:style-name="P6">How is a marriage defined? How is a marriage contracted?<text:line-break/>Who decides on a marriage?</text:p>
      <text:p text:style-name="P6">What is the term of a marriage contract?<text:line-break/>How are marriages celebrated?<text:line-break/>What is considered too great a difference in age for a couple?<text:line-break/>Do relationships allow multiple partners?<text:line-break/>How can a marriage be terminated?</text:p>
      <text:p text:style-name="P6">Who usually takes custody of children if a marriage ends for some reason?<text:line-break/>Does this society connect the ideas of marriage with love?</text:p>
      <text:p text:style-name="P6"/>
      <text:p text:style-name="P6">Family</text:p>
      <text:p text:style-name="P6">How are families named?<text:line-break/>How big are families, typically?</text:p>
      <text:p text:style-name="P6">What constitutes a household? How many people live in one household? How many generations?<text:line-break/>How are boy and girl children treated differently?<text:line-break/><text:soft-page-break/>What happens to orphans?<text:line-break/></text:p>
      <text:p text:style-name="P4"><text:bookmark-start text:name="5"/>Questions of Customs and Social Life.<text:bookmark-end text:name="5"/></text:p>
      <text:p text:style-name="P34">What colors are associated with power? With virtue? With death?<text:line-break/>When and how does someone go from child to adult?</text:p>
      <text:p text:style-name="P119">A child is considered fulfilled once they choose their pursuit, be it an occupation, trade, or other.</text:p>
      <text:p text:style-name="P34"/>
      <text:p text:style-name="P35">If two people get into a fight, how is this supposed to be resolved?</text:p>
      <text:p text:style-name="P120">Whichever Orun can prove themselves to be the dominant one can do so in any way, but the first offer must be taken—to turn down an offer is to admit weakness. Thus, if two Orun argue and one challenges the other to a climbing competition to settle their differences, to deny such a challenge would be to admit failure.</text:p>
      <text:p text:style-name="P36"><text:line-break/>Who inherits property? Titles? Position?</text:p>
      <text:p text:style-name="P121">The family of the Orun inherits property, but titles and positions are not inherited.</text:p>
      <text:p text:style-name="P37"><text:line-break/>What are the most popular games? How important are they?</text:p>
      <text:p text:style-name="P122">Games of almost any kind are vital to Orun culture—and in many cases, games are some of the most deciding factors in an Orun’s life.</text:p>
      <text:p text:style-name="P122"/>
      <text:p text:style-name="P123">The most important <text:span text:style-name="T141">and popular </text:span>games are the Daraya, a traditionally centennial event.</text:p>
      <text:p text:style-name="P37"><text:line-break/>How much free time do people usually get?<text:line-break/>What do they spend this time doing?<text:line-break/>How independent or codependent are individuals?<text:line-break/></text:p>
      <text:p text:style-name="P6">Social Division</text:p>
      <text:p text:style-name="P19">Is society segregated?</text:p>
      <text:p text:style-name="P91">Orun society is highly segregated based on occupation, age, and other minor obscurities.</text:p>
      <text:p text:style-name="P19"><text:line-break/>What social classes or divisions exist in this society?</text:p>
      <text:p text:style-name="P88">Labor based segregation:</text:p>
      <text:p text:style-name="P85"/>
      <text:p text:style-name="P85">-<text:span text:style-name="T111">1 – Subu, “Fallen”, those who were within the Ebo system but were exiled or otherwise removed from society.</text:span></text:p>
      <text:p text:style-name="P86">0 – Ita, “Outside”, those considered outside the Ebo system. Kekere that are not Eto are Ita.</text:p>
      <text:p text:style-name="P86">1 – <text:span text:style-name="T110">Ko</text:span> Eto, “Un<text:span text:style-name="T110">j</text:span>ust”, those Nla that work as thralls. The Ko Eto are seen as disparaging the nobility, heritage, power, and potential of the Nla.</text:p>
      <text:p text:style-name="P86">2 – Eto, “Just”, those Kekere that work as thralls. These are Kekere that are offered to the Nla as thralls. They are viewed well, as fulfilling their just and rightful purposes.</text:p>
      <text:p text:style-name="P86">3 – Laarin, “Within”, those Nla <text:span text:style-name="T107">that pursue work as artisans, merchants, or other tradesmen.</text:span></text:p>
      <text:p text:style-name="P93">3.5 – Bakan Alakoso, “Sometimes Ruler”, a Laarin that is raised to an Alakoso within one community, but may not be considered an Alakoso in another community.</text:p>
      <text:p text:style-name="P87">4 – Alakoso, “Ruler”, those Nla that hold administrative positions, pursue status as a warrior, <text:span text:style-name="T111">nobles, </text:span>or are regarded as one of the best of the Laarin <text:span text:style-name="T108">of their trade.</text:span></text:p>
      <text:p text:style-name="P88">5 – Yan, “Chosen”, those chosen by the gods to speak for them. The priestly class.</text:p>
      <text:p text:style-name="P90">6 – Alagidi, “Mask Maker”, the one of the Yan class that makes the Elder Masks for the Akobi.</text:p>
      <text:p text:style-name="P88"><text:soft-page-break/></text:p>
      <text:p text:style-name="P88">Age based segregation, typically only superimposed over Nla:</text:p>
      <text:p text:style-name="P88"/>
      <text:p text:style-name="P88">0 – Ko De, “Not Bound”, those too young to have chosen a specific profession.</text:p>
      <text:p text:style-name="P88">1 – De, “Bound”, those who have taken a specific pursuit.</text:p>
      <text:p text:style-name="P89">2 – Agabalagba, “Elder”, those Nla that grew old enough to train numerous younger Nla in their craft. Many Nla do not rise above Agabalagba in their age class.</text:p>
      <text:p text:style-name="P210"><text:span text:style-name="T75">3</text:span><text:span text:style-name="T14"> – Agabara, “Powerful, </text:span><text:span text:style-name="T15">Masterful</text:span><text:span text:style-name="T14">”, </text:span><text:span text:style-name="T13">those Agabalagba </text:span><text:span text:style-name="T15">that were chosen as masterful enough in their trade to undergo the transformation into the Agabara race of Orun. </text:span><text:span text:style-name="T18">Those Agabara that were of the Yan class are given ritual permission to take on the form of an ajejo, much like the Akobi that they serve.</text:span></text:p>
      <text:p text:style-name="P89">4 – Akobi, “Eldest”, <text:span text:style-name="T109">the single Orun that is the measure of the Elder Passage. The Akobi is the one that chooses the new Agabara from the Agabalagba. </text:span><text:span text:style-name="T115">The Akobi </text:span><text:span text:style-name="T116">is only ever a member of the Yan class, and thus</text:span><text:span text:style-name="T115"> takes on the form closes to the gods, that of an ajejo.</text:span></text:p>
      <text:p text:style-name="P20"><text:line-break/>If so, can people move from one class to another?</text:p>
      <text:p text:style-name="P92">It is possible in some situations.</text:p>
      <text:p text:style-name="P92"/>
      <text:p text:style-name="P95">For labor based stratification:</text:p>
      <text:p text:style-name="P92">- A Laarin can become an Alakoso within their community if deemed worthy by the current Alakosos. A Laarin-turned-Alakoso <text:span text:style-name="T112">in this manner </text:span>may not be an Alakoso if they were to enter a larger community, however, and are sometimes referred to as <text:span text:style-name="T111">Bakan Alakosos.</text:span></text:p>
      <text:p text:style-name="P93">- A Laarin can fall to be a Ko Eto if they are forced into doing menial labor jobs typically reserved for thralls. A Ko Eto can also be raised back into the position of a Laarin if they are able to take a more esteemed occupation.</text:p>
      <text:p text:style-name="P93">- A Laarin <text:span text:style-name="T112">can also be raised to a full Alakoso if they take on an administrative position, or occasionally Yan if they are fortunate enough to be chosen by the current Yan. More commonly, a Bakan Alakoso or Alakoso child will train to be a Yan for much of their early life.</text:span></text:p>
      <text:p text:style-name="P94">- If a Alagidi dies, the position is passed to their apprentice, always one of the Yan.</text:p>
      <text:p text:style-name="P94">- Any Orun can be banished and named Subu.</text:p>
      <text:p text:style-name="P94"/>
      <text:p text:style-name="P95">For age based stratification:</text:p>
      <text:p text:style-name="P95">-The Ko De → De → Agabalagba transitions are straightforward through the life of a Nla.</text:p>
      <text:p text:style-name="P95">-The Akobi bestows the honor of Agabara upon those Agabalagba that they see more worthy.</text:p>
      <text:p text:style-name="P95"/>
      <text:p text:style-name="P96">Within Ebo there is also the principle of Eje, by which the highest social rank within the family is applied to the entire family immediate family.</text:p>
      <text:p text:style-name="P21"><text:line-break/>Is there any discrimination against minority groups (racial, ethnic, religious) in this society?</text:p>
      <text:p text:style-name="P97">Yes.</text:p>
      <text:p text:style-name="P98">Kekere are typically only given Eto status at most, and the majority are considered Ita.</text:p>
      <text:p text:style-name="P211"><text:span text:style-name="T4"><text:line-break/>What are the typical roles of women and men? What are the expectations of children?<text:line-break/></text:span><text:span text:style-name="T76">The gender stratification is quite simple—there is very little at all except for specific occurrences. In general, any profession or role is taken by whoever believes they can be successful at it.</text:span></text:p>
      <text:p text:style-name="P209"/>
      <text:p text:style-name="P212"><text:soft-page-break/><text:span text:style-name="T76">I</text:span><text:span text:style-name="T77">n some areas, the Yan class is gender stratified. The male Yan of Ka and Kijikiji often take on the form of the Aaya race, </text:span><text:span text:style-name="T81">some even keeping that form into Agabara years.</text:span></text:p>
      <text:p text:style-name="P22"><text:line-break/>Food<text:line-break/>Describe how daily food is obtained.<text:line-break/>What type of foods are most popular? What are typical dishes and specialties of the region?<text:line-break/>What cutlery, if any, do people use for cooking and eating?<text:line-break/>How is the table arranged? How do people sit when eating? Is there any arrangement by age or dignity of diners?<text:line-break/>How many and when are the main mealtimes?<text:line-break/>Are there restaurants, street vendors, or other places where food may be bought in public?<text:line-break/>How much does a typical meal cost, if bought and not grown at home?<text:line-break/></text:p>
      <text:p text:style-name="P6">Clothing and Fashion</text:p>
      <text:p text:style-name="P23">What kind of clothes do people wear? How does this vary by season, ethnicity, age, profession, etc.?</text:p>
      <text:p text:style-name="P99">Clothing in Orun culture is much like ancient Japanese, Chinese, Korean, Mongolian, or Indonesian.</text:p>
      <text:p text:style-name="P24"><text:line-break/>How do the genders dress: what differences are there between men’s and women’s clothing and accessories?<text:line-break/>How is clothing made, in small shops or larger factories?<text:line-break/>How much does typical clothing cost?<text:line-break/>How important is fashion to people? How does this vary by individual?<text:line-break/>What kinds of jewelry do people wear? And when?<text:line-break/><text:line-break/>Entertainments<text:line-break/>Does the culture have outlets for dramatic arts (theater, puppetry, cinematography)?</text:p>
      <text:p text:style-name="P118">In a way, yes. The Orun enjoy and pursue many subjective art forms such as painting and sculpting, and theater.</text:p>
      <text:p text:style-name="P33"><text:line-break/>What other major forms of entertainment are there?</text:p>
      <text:p text:style-name="P124"><text:span text:style-name="T139">The largest form of entertainment is competition of any kind. </text:span><text:span text:style-name="T140">Competition is seen as an objective means to prove quality and earn respect. The largest event in regular Orun society, besides the changing of an Elder Passage, is the Daraya—the Games. Daraya is a periodic event happening once every one-hundred years in traditional Orun society. Daraya lasts many months—sometimes years—and is composed of hundreds of different competitive events that span all the regions of the Orun. </text:span><text:span text:style-name="T142">The overall winner of Daraya is given the title of Saj, and they often compete in subsequent Daraya to keep their title.</text:span></text:p>
      <text:p text:style-name="P125">Daraya spans physical and mental competitions and often travels throughout the five regions.</text:p>
      <text:p text:style-name="P24"><text:line-break/>Do people read for pleasure?<text:line-break/>How much do books, magazines, broadsheets and the like cost?<text:line-break/>Is there a public library system?<text:line-break/>Who are popular authors and poets?<text:line-break/><text:soft-page-break/>Who are some of the more famous characters from literature?<text:line-break/></text:p>
      <text:p text:style-name="P4"><text:bookmark-start text:name="6"/>Questions of Manners.<text:bookmark-end text:name="6"/></text:p>
      <text:p text:style-name="P25">Who speaks first at a formal gathering?<text:line-break/><text:span text:style-name="T113">In applicable, the Orun of the highest age-rank combination. A member of the Yan class, if present, will always initiate a gathering.</text:span></text:p>
      <text:p text:style-name="P25"/>
      <text:p text:style-name="P38">What kinds of gifts are considered appropriate or in extremely bad taste?<text:line-break/>How do younger adults address their elders?</text:p>
      <text:p text:style-name="P126">All classes of occupation and age have specific titles and honorifics. Between the two honorifics that each Orun carries, the greatest one is used in any situation. These honorifics are different for those below the station addressing someone above them and those in a station addressing someone below them.</text:p>
      <text:p text:style-name="P38"><text:line-break/>What kinds of questions cannot be asked in public? In private? At all?<text:line-break/>What parts of the body are routinely covered?<text:line-break/>How private are bodily functions like bathing or defecating?</text:p>
      <text:p text:style-name="P5"/>
      <text:p text:style-name="P4"><text:bookmark-start text:name="9"/>Questions of Art.<text:bookmark-end text:name="9"/></text:p>
      <text:p text:style-name="P26">What are the favorite and least favorite artforms of the society?</text:p>
      <text:p text:style-name="P100">Many professions throughout Orun society are considered artful, or at least they have the capacity to be artful and the Orun pursue that art. From artful methods of metalworking to tattoo art, bodily sculpting and the perfection of the spirit, the most perfect forms of any endeavor are considered art.</text:p>
      <text:p text:style-name="P26"/>
      <text:p text:style-name="P115">The favored forms of art are those arts that can be in some way tested, called iwadii art. These are those art forms that are not entirely subjective, such as combat <text:span text:style-name="T143">or competitions in which there is a victor</text:span>. Combat has a winner, and thus the artist can be proven to be masterful.</text:p>
      <text:p text:style-name="P115"/>
      <text:p text:style-name="P115">Other art forms that involve the extension of the physical <text:span text:style-name="T143">or mental </text:span>person follow the same vein.</text:p>
      <text:p text:style-name="P115"/>
      <text:p text:style-name="P116">Activities in which there is no perfect objective or subjective effects are not well received, such as games of chance.</text:p>
      <text:p text:style-name="P32"><text:line-break/>How naturalistic or stylized is your society's art?</text:p>
      <text:p text:style-name="P6">How respected are artists?</text:p>
      <text:p text:style-name="P100">The most artful of any profession are extremely respected and sought after.</text:p>
      <text:p text:style-name="P6"/>
      <text:p text:style-name="P6">What forms of theatre does your society have?<text:line-break/>Does your culture have a distinct (or not so) musical style? What is it like?<text:line-break/>How do people listen to music (in a theater, at home, on the street, mechanical)?<text:line-break/>Does this culture have a typical dance form? What is it like?<text:line-break/>Who goes to see such entertainments?</text:p>
      <text:p text:style-name="P100">In some cases, the greatest performers and artists hold their work very privately, letting only those of high enough rank or with enough respect in the community to witness it. In other cases, the most well known artists bring their work to the public eye in plazas and exhibitions, allowing anyone to witness it.</text:p>
      <text:p text:style-name="P6"><text:soft-page-break/></text:p>
      <text:p text:style-name="P6">What shapes are most common in your society's arts, like embroidery or architecture?<text:line-break/>What form does censorship take?<text:line-break/>Who may not be an artist?<text:line-break/>What qualities equal "beauty" in this society? What makes a man or woman especially beautiful?<text:line-break/>How do people react to tattoos? Piercings? Facial hair? Cosmetics?</text:p>
      <text:p text:style-name="P5"/>
      <text:p text:style-name="P196"><text:bookmark-start text:name="12"/><text:span text:style-name="T3">Questions of Sex.</text:span><text:bookmark-end text:name="12"/><text:span text:style-name="T4"><text:line-break/>How do people react to homosexuality? Is it frowned on? Encouraged?<text:line-break/>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line-break/>Are there secular laws that control or restrict sexual behavior?<text:line-break/>At what age is it considered normal to engage in sex? Are there taboos against sex with children?<text:line-break/>Should sex be a one-to-one experience? Or are groups allowed?</text:span></text:p>
      <text:p text:style-name="P6"/>
      <text:p text:style-name="P3"><text:bookmark-start text:name="2"/>Questions of Time.<text:bookmark-end text:name="2"/></text:p>
      <text:p text:style-name="P5">History</text:p>
      <text:p text:style-name="P5">How was this society founded? Who founded it and under what circumstances?</text:p>
      <text:p text:style-name="P5">What were the chief powers in the time when this society was founded?</text:p>
      <text:p text:style-name="P29">How far back does this society’s written history go?<text:line-break/>What is the worst disaster they believe they've faced?</text:p>
      <text:p text:style-name="P104">The Subu Sinu. The releasing of Hera’roilya and the spilling of the world rocked Nomenes with earthquakes and storms and the sky was filled with fire. The ash blotted out the sky for <text:span text:style-name="T124">twenty </text:span>thousand years and the temperature cooled and pulled the sea levels far away from their previous extents.</text:p>
      <text:p text:style-name="P104"/>
      <text:p text:style-name="P105">The changing climate <text:span text:style-name="T125">decimated the Orun. Almost half of all Orun perished in the centuries around the event, but those that survived learned to adapt. The twenty-thousand years of the Subu Sinu are spoken of darkly by the Orun, and they resent those that are associated with them—the other Far Ul.</text:span></text:p>
      <text:p text:style-name="P105"/>
      <text:p text:style-name="P106">Almost all of the Orun cities were abandoned as their denizens had to follow the retreating coastlines or changing rivers. As the Subu Sinu ended and the climate began to shift back, another shift in Orun society came as the legendary figure Soka<text:span text:style-name="T126">h</text:span>n reorganized the four regions of the Orun and led them into a new Elder Passage. Many of the old cities were re-inhabited and balance returned to the four regions.</text:p>
      <text:p text:style-name="P29"><text:line-break/>What was the best thing that ever happened to them?<text:line-break/>What in their past makes them feel ashamed?<text:line-break/><text:soft-page-break/>What in their past makes them proud?<text:line-break/>What are they afraid of happening again?<text:line-break/>What are they hoping will happen? Do they think it likely?<text:line-break/>How strongly are people attached or connected to their heritage?<text:line-break/>What do they assume the future will hold?<text:line-break/>What are the most popular stories about the past?<text:line-break/>Who in the past is the greatest hero? The worst villain?<text:line-break/>Do people think the present better or worse than the past?<text:line-break/>Do people believe the future will be better or worse than the present or past?<text:line-break/></text:p>
      <text:p text:style-name="P4"><text:bookmark-start text:name="18"/>Questions of Government.<text:bookmark-end text:name="18"/></text:p>
      <text:p text:style-name="P26">What is the form of government? How is it structured?</text:p>
      <text:p text:style-name="P215"><text:span text:style-name="T19">T</text:span><text:span text:style-name="T5">he regions are only loosely tied together in government.</text:span></text:p>
      <text:p text:style-name="P100"/>
      <text:p text:style-name="P213"><text:span text:style-name="T19">At the top of society is the Akobi, the “Eldest”, </text:span><text:span text:style-name="T20">who rules all the regions of the Orun</text:span><text:span text:style-name="T19">. </text:span><text:span text:style-name="T21">The Akobi </text:span><text:span text:style-name="T20">also</text:span><text:span text:style-name="T21"> presides over the next most powerful, the Agabara Yan. The Agabara Yan are powerful, elder, and respected </text:span><text:span text:style-name="T79">in</text:span><text:span text:style-name="T21"> the priestly class. Below them, the Akobi also chooses and presides over other Agabara, such as </text:span><text:span text:style-name="T20">the</text:span><text:span text:style-name="T21"> Agabara Alakoso.</text:span></text:p>
      <text:p text:style-name="P100"/>
      <text:p text:style-name="P176"><text:span text:style-name="T119">The Agabara Yan and Agabara Alakoso rule on smaller scales. Each region is typically ruled by </text:span><text:span text:style-name="T121">one or more</text:span><text:span text:style-name="T120"> Agabara Yan, and the cities within the region are ruled by Agabara Alakoso.</text:span></text:p>
      <text:p text:style-name="P28"/>
      <text:p text:style-name="P108">In this hierarchy, the Akobi is essentially the emperor, though they typically do not busy themselves with the dealings below them. They might lay out divine decrees, but the Agabara Yan and Alakoso below them are much more involved in the governmental proceedings.</text:p>
      <text:p text:style-name="P108"/>
      <text:p text:style-name="P108">Each city is somewhat independent of the others. Agabara Alakoso may send their cities and villages to war with each other within a region, or Agabara Yan might send whole regions to war with each other.</text:p>
      <text:p text:style-name="P108"/>
      <text:p text:style-name="P177"><text:span text:style-name="T120">T</text:span><text:span text:style-name="T118">hroughout the four regions there are common laws and decrees agreed to be divine in origin.</text:span></text:p>
      <text:p text:style-name="P176"><text:span text:style-name="T120"><text:s/></text:span><text:span text:style-name="T117"><text:line-break/>What are some of the most fundamental policies of the government?<text:line-break/>How is government chosen?</text:span></text:p>
      <text:p text:style-name="P107">All Agabara are chosen by the Akobi from the Yan, Alakoso, or occasionally the Bakan Alakoso class.</text:p>
      <text:p text:style-name="P107"/>
      <text:p text:style-name="P109">The Yan class is made up of people who have trained into it—almost exclusively coming originally from the Alakoso class. Many who train to be Yan do not <text:span text:style-name="T127">ever become fully realized priests, only acolytes or scribes.</text:span></text:p>
      <text:p text:style-name="P109"/>
      <text:p text:style-name="P110">Administrative roles within the Alakoso class <text:span text:style-name="T128">are typically bestowed by the ruler of the village or city, though they can be won in other ways, from trial by combat to a common choice by the Alakoso class.</text:span></text:p>
      <text:p text:style-name="P30"><text:line-break/>What is the country’s general foreign policy?</text:p>
      <text:p text:style-name="P111"><text:soft-page-break/>The Orun are the most advanced race in the are<text:span text:style-name="T129">a, so any fey tribes that might be in the Orun’s way </text:span><text:span text:style-name="T130">end up becoming slaves.</text:span></text:p>
      <text:p text:style-name="P39"><text:line-break/>How are new laws created or old ones changed?</text:p>
      <text:p text:style-name="P127">By decree of the local or regional administrator. A higher administrator may decide to overrule their subordinates.</text:p>
      <text:p text:style-name="P39"><text:line-break/>What titles do various officials have?<text:line-break/>How do government officials dress?<text:line-break/>Is the law written down? Who interprets it?</text:p>
      <text:p text:style-name="P130">The decrees of the Akobi are interpreted <text:span text:style-name="T144">by a small council of Yan </text:span><text:span text:style-name="T157">(called the Wonak)</text:span><text:span text:style-name="T144"> in Teniayo. These decrees are recorded on tablets and held within the Akobi’s temple.</text:span></text:p>
      <text:p text:style-name="P130"/>
      <text:p text:style-name="P131">On a smaller scale, regional, city, and village laws are recorded only if a scribe is available—typical of cities and the large villages. <text:span text:style-name="T146">Keeping a record reduced any chance of subjectivity of events referenced thereafter, which follows the vein of objectivity in the Orun culture.</text:span></text:p>
      <text:p text:style-name="P31"/>
      <text:p text:style-name="P40">Who decides whether someone has broken a law? How?</text:p>
      <text:p text:style-name="P128">Crime in Orun society is often viewed as a personal slight and a private matter. If someone has committed a crime against you, then in some way they have proven themselves better than you. Thus, blood feuds, private wars, and vendettas are frequent. If a crime is made public, the victim is viewed as weak for allowing such a crime. Personal justice can be taken to regain any lost respect, <text:span text:style-name="T146">but that justice must be taken in proper ways.</text:span></text:p>
      <text:p text:style-name="P40"><text:line-break/>What kinds of punishments are meted out? By whom?<text:line-break/>Is torture allowed? Is capital punishment allowed? What is it like?</text:p>
      <text:p text:style-name="P41">Is there some form of clemency or pardon? What is involved?</text:p>
      <text:p text:style-name="P129">A divine decree could silence any feud against a certain person or group, but other than that there is no simple way to erase a crime. If the criminal is far more powerful than the victim, such as an Agabara to a Ko Eto, it is often impossible to get justice.</text:p>
      <text:p text:style-name="P41"><text:line-break/>Once accused, what recourse does someone have?</text:p>
      <text:p text:style-name="P217"><text:span text:style-name="T23">If accused of a crime (even wrongfully </text:span><text:span text:style-name="T24">or maliciously</text:span><text:span text:style-name="T23">), </text:span><text:span text:style-name="T24">the accused and the accuser </text:span><text:span text:style-name="T25">must settle the accusation in some way. </text:span><text:span text:style-name="T27">Being accused of a crime is a family matter as well—the entire family is viewed as accused. </text:span><text:span text:style-name="T25">In many cases, the accusation is settled simply through a discussion—especially if the accusation is wrongful or inaccurate.</text:span></text:p>
      <text:p text:style-name="P217"><text:span text:style-name="T25"><text:tab/>If the accuser does not drop the accusation, </text:span><text:span text:style-name="T28">then the first course of action proposed by either party is typically followed.</text:span><text:span text:style-name="T25"> The retribution could be anything from repayment </text:span><text:span text:style-name="T26">to a battle to the death, depending on the severity of the crime. If the retribution is in the form of a competition like this, the competition is always (at least at first sight) carried out fairly between the two parties, </text:span><text:span text:style-name="T28">and often brings in others with whom the accused and accuser are aligned with, such as family members or family allies. </text:span><text:span text:style-name="T30">Occasionally, the accused or accuser’s place could be taken by a family member or ally.</text:span></text:p>
      <text:p text:style-name="P217"><text:span text:style-name="T25"><text:tab/></text:span><text:span text:style-name="T28">This justice system often leads to deep running feuds and private family wars. It is from this system that much of societal organization stems from, bringing rise to family alliances and bonds </text:span><text:span text:style-name="T29">that rule society.</text:span></text:p>
      <text:p text:style-name="P129"/>
      <text:p text:style-name="P42"><text:soft-page-break/>How are the rules different for officials as opposed to the common person?<text:line-break/>Is bribery allowed? Under what circumstances?<text:line-break/>What makes someone a bad ruler in this society? What can be done about it?</text:p>
      <text:p text:style-name="P132">If the ruler loses respect in the eyes of the people, they are often deposed by their overseer <text:span text:style-name="T147">or by a subordinate that defeats them in a rightful challenge.</text:span></text:p>
      <text:p text:style-name="P43"><text:line-break/>What are the most common or dangerous forms of criminal?<text:line-break/>What is the political status of minority communities?<text:line-break/>Who cannot rise to positions of leadership?<text:line-break/><text:line-break/>City Watch &amp; Sheriffs<text:line-break/>Is there a civilian police force, or is law enforcement the province of the military?<text:line-break/>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line-break/>Are there individuals or groups who are above the law?</text:p>
      <text:p text:style-name="P133">No one is above an accusation.</text:p>
      <text:p text:style-name="P44"><text:line-break/>Is there secret police?</text:p>
      <text:p text:style-name="P134">While not in the employ of the government, there are those known as Daj that carry out accusations for payment. More akin to mercenaries or samurai.</text:p>
      <text:p text:style-name="P44"><text:line-break/>What is the role of police informants, if any?<text:line-break/></text:p>
      <text:p text:style-name="P4"><text:bookmark-start text:name="19"/>Questions of Warfare.<text:bookmark-end text:name="19"/></text:p>
      <text:p text:style-name="P44">Does the country have an armed force? What types? What size?</text:p>
      <text:p text:style-name="P134">There is not a standing army at this time in Orun culture. When a city or region goes to war, they may conscript citizens willingly and through obligation. In general, it is considered honorable to take part in a conflict for one’s family.</text:p>
      <text:p text:style-name="P134"/>
      <text:p text:style-name="P134">In some cases, the conflicts might be resolved only by an elite group that represents a city or region. These elite groups are typically Yan or Alakoso in make up, and the most fearsome have Agabara members.</text:p>
      <text:p text:style-name="P44"><text:line-break/>How do the armed forces compare with others in the region or world?</text:p>
      <text:p text:style-name="P135">The Orun are famous for their members’ dedication towards a single pursuit. Their culture aligns itself towards conflict and breeds the most feared warriors in the world.</text:p>
      <text:p text:style-name="P45"><text:line-break/>Who declares war and peace?<text:line-break/>How are treaties negotiated?<text:line-break/>What happens to prisoners taken in battle?</text:p>
      <text:p text:style-name="P136">The fate of prisoners depends on the nature of the conflict. Many times, prisoners are killed as examples, other times they are held and ransomed for profit. Different circumstances also change the honor of the captured. It may be honorable for a warrior to surrender if they know they are beaten, though in other cases it may be more honorable to commit ritual suicide. It depends on the nature of the defeat.</text:p>
      <text:p text:style-name="P46"><text:soft-page-break/><text:line-break/>What form of warfare does this society use?<text:line-break/>What weapons are favored by the various armed forces?</text:p>
      <text:p text:style-name="P137">The spear or dagger is the most common weapon, though the most prestigious weapon is the straight or curved single-edged blades similar to katanas or machetes.</text:p>
      <text:p text:style-name="P46"><text:line-break/>Who are the elite warriors? What distinguishes them?</text:p>
      <text:p text:style-name="P137">Agabara Alakoso or Agabara Yan.</text:p>
      <text:p text:style-name="P46"><text:line-break/>Are there professional soldiers? Do they make up the bulk of the military?<text:line-break/>Where do the loyalties of military units lie?<text:line-break/>What ethical or moral codes do warriors adhere to?<text:line-break/>How does someone get command of troops?</text:p>
      <text:p text:style-name="P6">What is campaign or camp life like?<text:line-break/>How are battle injuries treated?<text:line-break/>How long do wars typically last?<text:line-break/>Who are the country’s enemies? <text:line-break/>Has this society ever attacked another? What was the nature of that war? What would make this society go to war?<text:line-break/>What do soldiers do when there's no war?<text:line-break/>What defenses are available to cities?</text:p>
      <text:p text:style-name="P6"/>
      <text:p text:style-name="P3"><text:bookmark-start text:name="8"/>Questions of Labor.<text:bookmark-end text:name="8"/></text:p>
      <text:p text:style-name="P47">Describe any kind of division of labor, such as into physical versus mental versus spiritual.<text:line-break/>Is there any special prestige attached to some category of labor or job?</text:p>
      <text:p text:style-name="P153">Yes—these divisions are described above in the social stratification of Orun society.</text:p>
      <text:p text:style-name="P48"><text:line-break/>What professions or activities are considered masculine?<text:line-break/>What professions or activities are viewed as feminine?</text:p>
      <text:p text:style-name="P138">There is not a division of professions by gender in Orun culture, and neither gender is considered weaker than the other.</text:p>
      <text:p text:style-name="P48"><text:line-break/>What are usual working hours? Are there days of rest or holidays?<text:line-break/>What are typical wages for various jobs?<text:line-break/>What sort of jobs are preferred by which people? Are some jobs denied to certain groups?<text:line-break/></text:p>
      <text:p text:style-name="P3"><text:bookmark-start text:name="11"/>Questions of Health.<text:bookmark-end text:name="11"/></text:p>
      <text:p text:style-name="P49">What is the average life expectancy? How does this differ between different regions, races or ethnicities?</text:p>
      <text:p text:style-name="P139">Orun can live to be almost 25,000 years old, though many die before they are 15,000 years of age.</text:p>
      <text:p text:style-name="P139"/>
      <text:p text:style-name="P139">Kekere live much shorter lives, at most living to 1,000 years. Many die before they reach 700.</text:p>
      <text:p text:style-name="P49"><text:line-break/>What access do people have to clean drinking water (at home or in public)?<text:line-break/><text:soft-page-break/>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line-break/>What happens to those suffering from extreme mental illness? Spiritual illness?<text:line-break/>How do people react to physical deformity (both congenital and acquired)?<text:line-break/></text:p>
      <text:p text:style-name="P3"><text:bookmark-start text:name="13"/>Questions of Education.<text:bookmark-end text:name="13"/></text:p>
      <text:p text:style-name="P50">Describe the education of the society’s people: formal schooling, apprenticeship, etc.</text:p>
      <text:p text:style-name="P140">Education in Orun culture is limited to apprenticeship in various professions.</text:p>
      <text:p text:style-name="P140"/>
      <text:p text:style-name="P141">The most formal and highest regarded education is that of a Yan. The education to become an acolyte is prestigious, expensive, and long.</text:p>
      <text:p text:style-name="P50"><text:line-break/>Is education compulsory / offered to everyone? What is the cost of education?</text:p>
      <text:p text:style-name="P140">Apprenticeship is a naturally integrated part of Orun culture. All Orun take on some role in society, even if it is only a continuing of their family profession.</text:p>
      <text:p text:style-name="P140"/>
      <text:p text:style-name="P142">The education to become a Yan is rarely taken by anyone not already in the Alakoso class, as it is expensive and prestigious.</text:p>
      <text:p text:style-name="P51"><text:line-break/>Between which ages does education happen?<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p>
      <text:p text:style-name="P143">The four main regions of the Orun speak a common tongue, but isolated mountain villages in Yaltali or even Nomenes might have their own distinct languages.</text:p>
      <text:p text:style-name="P143"/>
      <text:p text:style-name="P143">The Orun do have a writing system.</text:p>
      <text:p text:style-name="P51"><text:line-break/>How common is literacy? How is literacy viewed?</text:p>
      <text:p text:style-name="P143">Literacy is not common, and is typically only learned by Yan or Alakoso.</text:p>
      <text:p text:style-name="P51"><text:line-break/>What form and value are books?<text:line-break/>Who teaches others? How do they teach?<text:line-break/></text:p>
      <text:p text:style-name="P3"><text:bookmark-start text:name="15"/><text:soft-page-break/>Questions of Transportation and Communications.<text:bookmark-end text:name="15"/></text:p>
      <text:p text:style-name="P5">How do people get from place to place? Does this vary at all in different places?<text:line-break/>Do people make long journeys?<text:line-break/>Is there a public transport system? Who uses it? How much does it cost?<text:line-break/>What are the roads like? How do they vary from place to place?<text:line-break/>Do individuals or families own and use their own vehicles?<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3"><text:bookmark-start text:name="16"/>Questions of Economics.<text:bookmark-end text:name="16"/></text:p>
      <text:p text:style-name="P52">What is the local economy based on?</text:p>
      <text:p text:style-name="P144">The Orun have a stratified coinage system based around the silver seon, a coin based on a specific weight of rice. Seon come in various sizes to represent different weights of rice.</text:p>
      <text:p text:style-name="P52"><text:line-break/>How is commerce engaged in?</text:p>
      <text:p text:style-name="P52">How is wealth distributed?<text:line-break/>If levied, how are taxes collected? What are such revenues used for? How does taxation affect the people?<text:line-break/>What do people expect from their government in return for the taxes paid?<text:line-break/><text:line-break/>Money<text:line-break/>What is the local currency like? How is it subdivided? What is it based on (metal, labor, fiat)?<text:line-break/>Is currency issued by a central authority or by some decentralized means?</text:p>
      <text:p text:style-name="P144">Seons are issued by the authority of the nearest city, which leads to some issues of some cities refusing the seons of others.</text:p>
      <text:p text:style-name="P53"><text:line-break/>How does it compare to other neighboring currencies?<text:line-break/>How has the value of the currency changed or fluctuated recently?<text:line-break/>How are coins and notes produced? How common are forgeries?<text:line-break/>Is there a banking system?</text:p>
      <text:p text:style-name="P145">There is not a banking system. Wealthy families may loan to others, though even this act is uncommon. Borrowing money is typically considered dishonorable and weak.</text:p>
      <text:p text:style-name="P53"><text:line-break/>Who uses it? What benefits does it bring? At what co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1-05-02T11:21:27.697036348</dc:date>
    <meta:editing-cycles>191</meta:editing-cycles>
    <meta:editing-duration>PT22H42M13S</meta:editing-duration>
    <meta:generator>LibreOffice/6.4.7.2$Linux_X86_64 LibreOffice_project/40$Build-2</meta:generator>
    <meta:document-statistic meta:table-count="0" meta:image-count="0" meta:object-count="0" meta:page-count="27" meta:paragraph-count="446" meta:word-count="12132" meta:character-count="70514" meta:non-whitespace-character-count="587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